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9.63mm"/>
    </style:style>
    <style:style style:name="co3" style:family="table-column">
      <style:table-column-properties fo:break-before="auto" style:column-width="34.6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199.81mm" svg:height="112.39mm" svg:x="395.92mm" svg:y="17.32mm">
            <loext:p draw:notify-on-update-of-ranges="Hoja1.B5:Hoja1.B5 Hoja1.B6:Hoja1.B27 Hoja1.C5:Hoja1.C5 Hoja1.C6:Hoja1.C27 Hoja1.D5:Hoja1.D5 Hoja1.D6:Hoja1.D27 Hoja1.E5:Hoja1.E5 Hoja1.E6:Hoja1.E27 Hoja1.F5:Hoja1.F5 Hoja1.F6:Hoja1.F2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96.26mm" svg:height="110.39mm" svg:x="412.71mm" svg:y="145.5mm">
            <loext:p draw:notify-on-update-of-ranges="Hoja1.B33:Hoja1.B33 Hoja1.B34:Hoja1.B55 Hoja1.C33:Hoja1.C33 Hoja1.C34:Hoja1.C55 Hoja1.D33:Hoja1.D33 Hoja1.D34:Hoja1.D55 Hoja1.E33:Hoja1.E33 Hoja1.E34:Hoja1.E55 Hoja1.F33:Hoja1.F33 Hoja1.F34:Hoja1.F5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203.43mm" svg:height="124.93mm" svg:x="418.81mm" svg:y="276.2mm">
            <loext:p draw:notify-on-update-of-ranges="Hoja1.B61:Hoja1.B61 Hoja1.B62:Hoja1.B83 Hoja1.C61:Hoja1.C61 Hoja1.C62:Hoja1.C83 Hoja1.D61:Hoja1.D61 Hoja1.D62:Hoja1.D83 Hoja1.E61:Hoja1.E61 Hoja1.E62:Hoja1.E83 Hoja1.F61:Hoja1.F61 Hoja1.F62:Hoja1.F83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98.84mm" svg:height="111.84mm" svg:x="416.68mm" svg:y="417.17mm">
            <loext:p draw:notify-on-update-of-ranges="Hoja1.B92:Hoja1.B92 Hoja1.B93:Hoja1.B114 Hoja1.C92:Hoja1.C92 Hoja1.C93:Hoja1.C114 Hoja1.D92:Hoja1.D92 Hoja1.D93:Hoja1.D114 Hoja1.E92:Hoja1.E92 Hoja1.E93:Hoja1.E114 Hoja1.F92:Hoja1.F92 Hoja1.F93:Hoja1.F114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92.71mm" svg:height="120.97mm" svg:x="197.22mm" svg:y="12.53mm">
            <loext:p draw:notify-on-update-of-ranges="Hoja1.C28:Hoja1.G28 Hoja1.B29:Hoja1.B29 Hoja1.C29:Hoja1.G29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194.97mm" svg:height="115.26mm" svg:x="208.4mm" svg:y="146.26mm">
            <loext:p draw:notify-on-update-of-ranges="Hoja1.C56:Hoja1.G56 Hoja1.B57:Hoja1.B57 Hoja1.C57:Hoja1.G57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203.83mm" svg:height="114.65mm" svg:x="202.78mm" svg:y="271.5mm">
            <loext:p draw:notify-on-update-of-ranges="Hoja1.C84:Hoja1.G84 Hoja1.B85:Hoja1.B85 Hoja1.C85:Hoja1.G85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204.82mm" svg:height="115.21mm" svg:x="201.03mm" svg:y="411.25mm">
            <loext:p draw:notify-on-update-of-ranges="Hoja1.C115:Hoja1.G115 Hoja1.B116:Hoja1.B116 Hoja1.C116:Hoja1.G116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7" table:default-cell-style-name="Default"/>
        <table:table-column table:style-name="co1" table:number-columns-repeated="2" table:default-cell-style-name="Default"/>
        <table:table-row table:style-name="ro1" table:number-rows-repeated="3">
          <table:table-cell table:number-columns-repeated="11"/>
        </table:table-row>
        <table:table-row table:style-name="ro1">
          <table:table-cell/>
          <table:table-cell table:style-name="ce1" office:value-type="string" calcext:value-type="string" table:number-columns-spanned="10" table:number-rows-spanned="1">
            <text:p>MAPE</text:p>
          </table:table-cell>
          <table:covered-table-cell table:style-name="ce2"/>
          <table:covered-table-cell table:number-columns-repeated="3" table:style-name="ce6"/>
          <table:covered-table-cell table:style-name="ce7"/>
          <table:covered-table-cell table:number-columns-repeated="2" table:style-name="ce6"/>
          <table:covered-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Estación</text:p>
          </table:table-cell>
          <table:table-cell table:style-name="ce2" office:value-type="string" calcext:value-type="string">
            <text:p>CC</text:p>
          </table:table-cell>
          <table:table-cell table:style-name="ce2" office:value-type="string" calcext:value-type="string">
            <text:p>CP</text:p>
          </table:table-cell>
          <table:table-cell table:style-name="ce2" office:value-type="string" calcext:value-type="string">
            <text:p>LC</text:p>
          </table:table-cell>
          <table:table-cell table:style-name="ce2" office:value-type="string" calcext:value-type="string">
            <text:p>LCB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JM</text:p>
          </table:table-cell>
          <table:table-cell office:value-type="float" office:value="47.9843661478324" calcext:value-type="float">
            <text:p>47.9843661478324</text:p>
          </table:table-cell>
          <table:table-cell office:value-type="float" office:value="42.8304113759032" calcext:value-type="float">
            <text:p>42.8304113759032</text:p>
          </table:table-cell>
          <table:table-cell office:value-type="float" office:value="34.6178580730995" calcext:value-type="float">
            <text:p>34.6178580730995</text:p>
          </table:table-cell>
          <table:table-cell office:value-type="float" office:value="32.9269146101307" calcext:value-type="float">
            <text:p>32.926914610130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GH</text:p>
          </table:table-cell>
          <table:table-cell office:value-type="float" office:value="79.1064487496615" calcext:value-type="float">
            <text:p>79.1064487496615</text:p>
          </table:table-cell>
          <table:table-cell office:value-type="float" office:value="73.9392674587829" calcext:value-type="float">
            <text:p>73.9392674587829</text:p>
          </table:table-cell>
          <table:table-cell office:value-type="float" office:value="127.306409883937" calcext:value-type="float">
            <text:p>127.306409883937</text:p>
          </table:table-cell>
          <table:table-cell office:value-type="float" office:value="86.8147773276846" calcext:value-type="float">
            <text:p>86.814777327684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CA</text:p>
          </table:table-cell>
          <table:table-cell office:value-type="float" office:value="70.061500119317" calcext:value-type="float">
            <text:p>70.061500119317</text:p>
          </table:table-cell>
          <table:table-cell office:value-type="float" office:value="68.1511422954936" calcext:value-type="float">
            <text:p>68.1511422954936</text:p>
          </table:table-cell>
          <table:table-cell office:value-type="float" office:value="84.4717493230548" calcext:value-type="float">
            <text:p>84.4717493230548</text:p>
          </table:table-cell>
          <table:table-cell office:value-type="float" office:value="80.9668419222912" calcext:value-type="float">
            <text:p>80.966841922291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FE</text:p>
          </table:table-cell>
          <table:table-cell office:value-type="float" office:value="42.4674356206261" calcext:value-type="float">
            <text:p>42.4674356206261</text:p>
          </table:table-cell>
          <table:table-cell office:value-type="float" office:value="46.7817223104012" calcext:value-type="float">
            <text:p>46.7817223104012</text:p>
          </table:table-cell>
          <table:table-cell office:value-type="float" office:value="51.3296132608783" calcext:value-type="float">
            <text:p>51.3296132608783</text:p>
          </table:table-cell>
          <table:table-cell office:value-type="float" office:value="44.807525192686" calcext:value-type="float">
            <text:p>44.80752519268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UAX</text:p>
          </table:table-cell>
          <table:table-cell office:value-type="float" office:value="70.2710696060782" calcext:value-type="float">
            <text:p>70.2710696060782</text:p>
          </table:table-cell>
          <table:table-cell office:value-type="float" office:value="77.4803102928562" calcext:value-type="float">
            <text:p>77.4803102928562</text:p>
          </table:table-cell>
          <table:table-cell office:value-type="float" office:value="71.3116790209055" calcext:value-type="float">
            <text:p>71.3116790209055</text:p>
          </table:table-cell>
          <table:table-cell office:value-type="float" office:value="96.9331243680418" calcext:value-type="float">
            <text:p>96.933124368041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UA</text:p>
          </table:table-cell>
          <table:table-cell office:value-type="float" office:value="17.4268052608579" calcext:value-type="float">
            <text:p>17.4268052608579</text:p>
          </table:table-cell>
          <table:table-cell office:value-type="float" office:value="20.3578528024962" calcext:value-type="float">
            <text:p>20.3578528024962</text:p>
          </table:table-cell>
          <table:table-cell office:value-type="float" office:value="15.7174491264494" calcext:value-type="float">
            <text:p>15.7174491264494</text:p>
          </table:table-cell>
          <table:table-cell office:value-type="float" office:value="13.1299358549059" calcext:value-type="float">
            <text:p>13.129935854905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EZ</text:p>
          </table:table-cell>
          <table:table-cell office:value-type="float" office:value="60.7661531668416" calcext:value-type="float">
            <text:p>60.7661531668416</text:p>
          </table:table-cell>
          <table:table-cell office:value-type="float" office:value="75.5753003572889" calcext:value-type="float">
            <text:p>75.5753003572889</text:p>
          </table:table-cell>
          <table:table-cell office:value-type="float" office:value="86.8157864559233" calcext:value-type="float">
            <text:p>86.8157864559233</text:p>
          </table:table-cell>
          <table:table-cell office:value-type="float" office:value="66.9493639635687" calcext:value-type="float">
            <text:p>66.949363963568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AM</text:p>
          </table:table-cell>
          <table:table-cell office:value-type="float" office:value="117.622522819674" calcext:value-type="float">
            <text:p>117.622522819674</text:p>
          </table:table-cell>
          <table:table-cell office:value-type="float" office:value="75.6910243989386" calcext:value-type="float">
            <text:p>75.6910243989386</text:p>
          </table:table-cell>
          <table:table-cell office:value-type="float" office:value="101.318404072389" calcext:value-type="float">
            <text:p>101.318404072389</text:p>
          </table:table-cell>
          <table:table-cell office:value-type="float" office:value="107.700502442858" calcext:value-type="float">
            <text:p>107.70050244285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PR</text:p>
          </table:table-cell>
          <table:table-cell office:value-type="float" office:value="21.0962453689405" calcext:value-type="float">
            <text:p>21.0962453689405</text:p>
          </table:table-cell>
          <table:table-cell office:value-type="float" office:value="23.6147239912935" calcext:value-type="float">
            <text:p>23.6147239912935</text:p>
          </table:table-cell>
          <table:table-cell office:value-type="float" office:value="24.556461787649" calcext:value-type="float">
            <text:p>24.556461787649</text:p>
          </table:table-cell>
          <table:table-cell office:value-type="float" office:value="21.7011895348614" calcext:value-type="float">
            <text:p>21.701189534861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JA</text:p>
          </table:table-cell>
          <table:table-cell office:value-type="float" office:value="95.2658576601017" calcext:value-type="float">
            <text:p>95.2658576601017</text:p>
          </table:table-cell>
          <table:table-cell office:value-type="float" office:value="75.2944995372515" calcext:value-type="float">
            <text:p>75.2944995372515</text:p>
          </table:table-cell>
          <table:table-cell office:value-type="float" office:value="104.011150102836" calcext:value-type="float">
            <text:p>104.011150102836</text:p>
          </table:table-cell>
          <table:table-cell office:value-type="float" office:value="99.3533613529701" calcext:value-type="float">
            <text:p>99.353361352970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ZT</text:p>
          </table:table-cell>
          <table:table-cell office:value-type="float" office:value="88.5952538749696" calcext:value-type="float">
            <text:p>88.5952538749696</text:p>
          </table:table-cell>
          <table:table-cell office:value-type="float" office:value="94.2395460060029" calcext:value-type="float">
            <text:p>94.2395460060029</text:p>
          </table:table-cell>
          <table:table-cell office:value-type="float" office:value="79.2159178958358" calcext:value-type="float">
            <text:p>79.2159178958358</text:p>
          </table:table-cell>
          <table:table-cell office:value-type="float" office:value="83.9266736326696" calcext:value-type="float">
            <text:p>83.926673632669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AG</text:p>
          </table:table-cell>
          <table:table-cell office:value-type="float" office:value="90.6104360152088" calcext:value-type="float">
            <text:p>90.6104360152088</text:p>
          </table:table-cell>
          <table:table-cell office:value-type="float" office:value="76.0704092976878" calcext:value-type="float">
            <text:p>76.0704092976878</text:p>
          </table:table-cell>
          <table:table-cell office:value-type="float" office:value="88.2426681191324" calcext:value-type="float">
            <text:p>88.2426681191324</text:p>
          </table:table-cell>
          <table:table-cell office:value-type="float" office:value="76.1518997310658" calcext:value-type="float">
            <text:p>76.151899731065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AH</text:p>
          </table:table-cell>
          <table:table-cell office:value-type="float" office:value="56.6214629742232" calcext:value-type="float">
            <text:p>56.6214629742232</text:p>
          </table:table-cell>
          <table:table-cell office:value-type="float" office:value="54.1981683570198" calcext:value-type="float">
            <text:p>54.1981683570198</text:p>
          </table:table-cell>
          <table:table-cell office:value-type="float" office:value="63.927442068247" calcext:value-type="float">
            <text:p>63.927442068247</text:p>
          </table:table-cell>
          <table:table-cell office:value-type="float" office:value="55.917679572484" calcext:value-type="float">
            <text:p>55.91767957248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TI</text:p>
          </table:table-cell>
          <table:table-cell office:value-type="float" office:value="16.9689773552899" calcext:value-type="float">
            <text:p>16.9689773552899</text:p>
          </table:table-cell>
          <table:table-cell office:value-type="float" office:value="26.8560256629245" calcext:value-type="float">
            <text:p>26.8560256629245</text:p>
          </table:table-cell>
          <table:table-cell office:value-type="float" office:value="18.9787091340759" calcext:value-type="float">
            <text:p>18.9787091340759</text:p>
          </table:table-cell>
          <table:table-cell office:value-type="float" office:value="22.6704700258317" calcext:value-type="float">
            <text:p>22.670470025831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AC</text:p>
          </table:table-cell>
          <table:table-cell office:value-type="float" office:value="52.7076431689889" calcext:value-type="float">
            <text:p>52.7076431689889</text:p>
          </table:table-cell>
          <table:table-cell office:value-type="float" office:value="60.3644198915573" calcext:value-type="float">
            <text:p>60.3644198915573</text:p>
          </table:table-cell>
          <table:table-cell office:value-type="float" office:value="65.5716592000186" calcext:value-type="float">
            <text:p>65.5716592000186</text:p>
          </table:table-cell>
          <table:table-cell office:value-type="float" office:value="60.3811104081388" calcext:value-type="float">
            <text:p>60.381110408138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UIZ</text:p>
          </table:table-cell>
          <table:table-cell office:value-type="float" office:value="16.5105143860265" calcext:value-type="float">
            <text:p>16.5105143860265</text:p>
          </table:table-cell>
          <table:table-cell office:value-type="float" office:value="24.8455823009529" calcext:value-type="float">
            <text:p>24.8455823009529</text:p>
          </table:table-cell>
          <table:table-cell office:value-type="float" office:value="15.8676139209535" calcext:value-type="float">
            <text:p>15.8676139209535</text:p>
          </table:table-cell>
          <table:table-cell office:value-type="float" office:value="20.5421221399919" calcext:value-type="float">
            <text:p>20.542122139991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ER</text:p>
          </table:table-cell>
          <table:table-cell office:value-type="float" office:value="26.1390714783873" calcext:value-type="float">
            <text:p>26.1390714783873</text:p>
          </table:table-cell>
          <table:table-cell office:value-type="float" office:value="39.1072063786445" calcext:value-type="float">
            <text:p>39.1072063786445</text:p>
          </table:table-cell>
          <table:table-cell office:value-type="float" office:value="18.6098891428586" calcext:value-type="float">
            <text:p>18.6098891428586</text:p>
          </table:table-cell>
          <table:table-cell office:value-type="float" office:value="27.9284562121408" calcext:value-type="float">
            <text:p>27.928456212140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ED</text:p>
          </table:table-cell>
          <table:table-cell office:value-type="float" office:value="14.3262523709345" calcext:value-type="float">
            <text:p>14.3262523709345</text:p>
          </table:table-cell>
          <table:table-cell office:value-type="float" office:value="22.6696499506822" calcext:value-type="float">
            <text:p>22.6696499506822</text:p>
          </table:table-cell>
          <table:table-cell office:value-type="float" office:value="21.9586599136484" calcext:value-type="float">
            <text:p>21.9586599136484</text:p>
          </table:table-cell>
          <table:table-cell office:value-type="float" office:value="15.292380502784" calcext:value-type="float">
            <text:p>15.29238050278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LA</text:p>
          </table:table-cell>
          <table:table-cell office:value-type="float" office:value="17.9593468660134" calcext:value-type="float">
            <text:p>17.9593468660134</text:p>
          </table:table-cell>
          <table:table-cell office:value-type="float" office:value="22.0766504778028" calcext:value-type="float">
            <text:p>22.0766504778028</text:p>
          </table:table-cell>
          <table:table-cell office:value-type="float" office:value="19.6645299222884" calcext:value-type="float">
            <text:p>19.6645299222884</text:p>
          </table:table-cell>
          <table:table-cell office:value-type="float" office:value="21.8883972310436" calcext:value-type="float">
            <text:p>21.888397231043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AL</text:p>
          </table:table-cell>
          <table:table-cell office:value-type="float" office:value="20.8757267797211" calcext:value-type="float">
            <text:p>20.8757267797211</text:p>
          </table:table-cell>
          <table:table-cell office:value-type="float" office:value="25.840056736808" calcext:value-type="float">
            <text:p>25.840056736808</text:p>
          </table:table-cell>
          <table:table-cell office:value-type="float" office:value="26.9847729673944" calcext:value-type="float">
            <text:p>26.9847729673944</text:p>
          </table:table-cell>
          <table:table-cell office:value-type="float" office:value="15.4670877997868" calcext:value-type="float">
            <text:p>15.467087799786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HO</text:p>
          </table:table-cell>
          <table:table-cell office:value-type="float" office:value="76.4260874525687" calcext:value-type="float">
            <text:p>76.4260874525687</text:p>
          </table:table-cell>
          <table:table-cell office:value-type="float" office:value="62.2587165687438" calcext:value-type="float">
            <text:p>62.2587165687438</text:p>
          </table:table-cell>
          <table:table-cell office:value-type="float" office:value="74.0266524738602" calcext:value-type="float">
            <text:p>74.0266524738602</text:p>
          </table:table-cell>
          <table:table-cell office:value-type="float" office:value="58.2208251093166" calcext:value-type="float">
            <text:p>58.220825109316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JU</text:p>
          </table:table-cell>
          <table:table-cell office:value-type="float" office:value="29.3697575006277" calcext:value-type="float">
            <text:p>29.3697575006277</text:p>
          </table:table-cell>
          <table:table-cell office:value-type="float" office:value="29.6096935327228" calcext:value-type="float">
            <text:p>29.6096935327228</text:p>
          </table:table-cell>
          <table:table-cell office:value-type="float" office:value="29.4836115908297" calcext:value-type="float">
            <text:p>29.4836115908297</text:p>
          </table:table-cell>
          <table:table-cell office:value-type="float" office:value="25.6093973910858" calcext:value-type="float">
            <text:p>25.6093973910858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Estación</text:p>
          </table:table-cell>
          <table:table-cell table:style-name="ce2" office:value-type="string" calcext:value-type="string">
            <text:p>CC</text:p>
          </table:table-cell>
          <table:table-cell table:style-name="ce2" office:value-type="string" calcext:value-type="string">
            <text:p>CP</text:p>
          </table:table-cell>
          <table:table-cell table:style-name="ce2" office:value-type="string" calcext:value-type="string">
            <text:p>LC</text:p>
          </table:table-cell>
          <table:table-cell table:style-name="ce2" office:value-type="string" calcext:value-type="string">
            <text:p>LCB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Promedio</text:p>
          </table:table-cell>
          <table:table-cell table:style-name="ce2" table:formula="of:=AVERAGE([.C6:.C27])" office:value-type="float" office:value="51.3263152155859" calcext:value-type="float">
            <text:p>51.3263152155859</text:p>
          </table:table-cell>
          <table:table-cell table:style-name="ce2" table:formula="of:=AVERAGE([.D6:.D27])" office:value-type="float" office:value="50.8114718173752" calcext:value-type="float">
            <text:p>50.8114718173752</text:p>
          </table:table-cell>
          <table:table-cell table:style-name="ce2" table:formula="of:=AVERAGE([.E6:.E27])" office:value-type="float" office:value="55.6358494298303" calcext:value-type="float">
            <text:p>55.6358494298303</text:p>
          </table:table-cell>
          <table:table-cell table:style-name="ce2" table:formula="of:=AVERAGE([.F6:.F27])" office:value-type="float" office:value="51.6036380148335" calcext:value-type="float">
            <text:p>51.6036380148335</text:p>
          </table:table-cell>
          <table:table-cell table:style-name="ce2"/>
          <table:table-cell table:number-columns-repeated="4"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table:style-name="ce1" office:value-type="string" calcext:value-type="string" table:number-columns-spanned="10" table:number-rows-spanned="1">
            <text:p>uTheils</text:p>
          </table:table-cell>
          <table:covered-table-cell table:style-name="ce1"/>
          <table:covered-table-cell office:value-type="float" office:value="0.235797821050037" calcext:value-type="float">
            <text:p>0.235797821050037</text:p>
          </table:covered-table-cell>
          <table:covered-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Estación</text:p>
          </table:table-cell>
          <table:table-cell table:style-name="ce2" office:value-type="string" calcext:value-type="string">
            <text:p>CC</text:p>
          </table:table-cell>
          <table:table-cell office:value-type="string" calcext:value-type="string">
            <text:p>CP</text:p>
          </table:table-cell>
          <table:table-cell table:style-name="ce2" office:value-type="string" calcext:value-type="string">
            <text:p>LC</text:p>
          </table:table-cell>
          <table:table-cell table:style-name="ce2" office:value-type="string" calcext:value-type="string">
            <text:p>LCB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JM</text:p>
          </table:table-cell>
          <table:table-cell office:value-type="float" office:value="0.198163890215553" calcext:value-type="float">
            <text:p>0.198163890215553</text:p>
          </table:table-cell>
          <table:table-cell office:value-type="float" office:value="0.22171343674953" calcext:value-type="float">
            <text:p>0.22171343674953</text:p>
          </table:table-cell>
          <table:table-cell office:value-type="float" office:value="0.178394869729595" calcext:value-type="float">
            <text:p>0.178394869729595</text:p>
          </table:table-cell>
          <table:table-cell office:value-type="float" office:value="0.15800658688518" calcext:value-type="float">
            <text:p>0.1580065868851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GH</text:p>
          </table:table-cell>
          <table:table-cell office:value-type="float" office:value="0.268661683768489" calcext:value-type="float">
            <text:p>0.268661683768489</text:p>
          </table:table-cell>
          <table:table-cell office:value-type="float" office:value="0.269365908090137" calcext:value-type="float">
            <text:p>0.269365908090137</text:p>
          </table:table-cell>
          <table:table-cell office:value-type="float" office:value="0.289826880960505" calcext:value-type="float">
            <text:p>0.289826880960505</text:p>
          </table:table-cell>
          <table:table-cell office:value-type="float" office:value="0.264613162485189" calcext:value-type="float">
            <text:p>0.26461316248518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CA</text:p>
          </table:table-cell>
          <table:table-cell office:value-type="float" office:value="0.234342332011989" calcext:value-type="float">
            <text:p>0.234342332011989</text:p>
          </table:table-cell>
          <table:table-cell office:value-type="float" office:value="0.251438704398506" calcext:value-type="float">
            <text:p>0.251438704398506</text:p>
          </table:table-cell>
          <table:table-cell office:value-type="float" office:value="0.238290308025241" calcext:value-type="float">
            <text:p>0.238290308025241</text:p>
          </table:table-cell>
          <table:table-cell office:value-type="float" office:value="0.233103475838267" calcext:value-type="float">
            <text:p>0.23310347583826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FE</text:p>
          </table:table-cell>
          <table:table-cell office:value-type="float" office:value="0.225366596947124" calcext:value-type="float">
            <text:p>0.225366596947124</text:p>
          </table:table-cell>
          <table:table-cell office:value-type="float" office:value="0.306033237009383" calcext:value-type="float">
            <text:p>0.306033237009383</text:p>
          </table:table-cell>
          <table:table-cell office:value-type="float" office:value="0.247789913642625" calcext:value-type="float">
            <text:p>0.247789913642625</text:p>
          </table:table-cell>
          <table:table-cell office:value-type="float" office:value="0.248967371472307" calcext:value-type="float">
            <text:p>0.24896737147230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UAX</text:p>
          </table:table-cell>
          <table:table-cell office:value-type="float" office:value="0.206393557641639" calcext:value-type="float">
            <text:p>0.206393557641639</text:p>
          </table:table-cell>
          <table:table-cell office:value-type="float" office:value="0.266450108458611" calcext:value-type="float">
            <text:p>0.266450108458611</text:p>
          </table:table-cell>
          <table:table-cell office:value-type="float" office:value="0.206836793033226" calcext:value-type="float">
            <text:p>0.206836793033226</text:p>
          </table:table-cell>
          <table:table-cell office:value-type="float" office:value="0.208437837359948" calcext:value-type="float">
            <text:p>0.20843783735994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UA</text:p>
          </table:table-cell>
          <table:table-cell office:value-type="float" office:value="0.0633016405146936" calcext:value-type="float">
            <text:p>0.063301640514694</text:p>
          </table:table-cell>
          <table:table-cell office:value-type="float" office:value="0.0612104705203215" calcext:value-type="float">
            <text:p>0.061210470520322</text:p>
          </table:table-cell>
          <table:table-cell office:value-type="float" office:value="0.0561945102485254" calcext:value-type="float">
            <text:p>0.056194510248526</text:p>
          </table:table-cell>
          <table:table-cell office:value-type="float" office:value="0.0442636018069506" calcext:value-type="float">
            <text:p>0.04426360180695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EZ</text:p>
          </table:table-cell>
          <table:table-cell office:value-type="float" office:value="0.204797946204159" calcext:value-type="float">
            <text:p>0.204797946204159</text:p>
          </table:table-cell>
          <table:table-cell office:value-type="float" office:value="0.268588402483554" calcext:value-type="float">
            <text:p>0.268588402483554</text:p>
          </table:table-cell>
          <table:table-cell office:value-type="float" office:value="0.231031664209161" calcext:value-type="float">
            <text:p>0.231031664209161</text:p>
          </table:table-cell>
          <table:table-cell office:value-type="float" office:value="0.208257701485815" calcext:value-type="float">
            <text:p>0.20825770148581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AM</text:p>
          </table:table-cell>
          <table:table-cell office:value-type="float" office:value="0.256410480679526" calcext:value-type="float">
            <text:p>0.256410480679526</text:p>
          </table:table-cell>
          <table:table-cell office:value-type="float" office:value="0.249656117991617" calcext:value-type="float">
            <text:p>0.249656117991617</text:p>
          </table:table-cell>
          <table:table-cell office:value-type="float" office:value="0.251992821808353" calcext:value-type="float">
            <text:p>0.251992821808353</text:p>
          </table:table-cell>
          <table:table-cell office:value-type="float" office:value="0.26313114457981" calcext:value-type="float">
            <text:p>0.2631311445798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PR</text:p>
          </table:table-cell>
          <table:table-cell office:value-type="float" office:value="0.0565175089079333" calcext:value-type="float">
            <text:p>0.056517508907933</text:p>
          </table:table-cell>
          <table:table-cell office:value-type="float" office:value="0.054243905793482" calcext:value-type="float">
            <text:p>0.054243905793482</text:p>
          </table:table-cell>
          <table:table-cell office:value-type="float" office:value="0.0591531782643284" calcext:value-type="float">
            <text:p>0.059153178264328</text:p>
          </table:table-cell>
          <table:table-cell office:value-type="float" office:value="0.0592608809621616" calcext:value-type="float">
            <text:p>0.05926088096216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JA</text:p>
          </table:table-cell>
          <table:table-cell office:value-type="float" office:value="0.231393780783824" calcext:value-type="float">
            <text:p>0.231393780783824</text:p>
          </table:table-cell>
          <table:table-cell office:value-type="float" office:value="0.246299829837625" calcext:value-type="float">
            <text:p>0.246299829837625</text:p>
          </table:table-cell>
          <table:table-cell office:value-type="float" office:value="0.242631504569606" calcext:value-type="float">
            <text:p>0.242631504569606</text:p>
          </table:table-cell>
          <table:table-cell office:value-type="float" office:value="0.230688174741219" calcext:value-type="float">
            <text:p>0.23068817474121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ZT</text:p>
          </table:table-cell>
          <table:table-cell office:value-type="float" office:value="0.233004082865984" calcext:value-type="float">
            <text:p>0.233004082865984</text:p>
          </table:table-cell>
          <table:table-cell office:value-type="float" office:value="0.262048375823133" calcext:value-type="float">
            <text:p>0.262048375823133</text:p>
          </table:table-cell>
          <table:table-cell office:value-type="float" office:value="0.226524300597186" calcext:value-type="float">
            <text:p>0.226524300597186</text:p>
          </table:table-cell>
          <table:table-cell office:value-type="float" office:value="0.229569273161216" calcext:value-type="float">
            <text:p>0.22956927316121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AG</text:p>
          </table:table-cell>
          <table:table-cell office:value-type="float" office:value="0.237699506963713" calcext:value-type="float">
            <text:p>0.237699506963713</text:p>
          </table:table-cell>
          <table:table-cell office:value-type="float" office:value="0.271925432053556" calcext:value-type="float">
            <text:p>0.271925432053556</text:p>
          </table:table-cell>
          <table:table-cell office:value-type="float" office:value="0.217402073890652" calcext:value-type="float">
            <text:p>0.217402073890652</text:p>
          </table:table-cell>
          <table:table-cell office:value-type="float" office:value="0.226418934276542" calcext:value-type="float">
            <text:p>0.22641893427654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AH</text:p>
          </table:table-cell>
          <table:table-cell office:value-type="float" office:value="0.235797821050037" calcext:value-type="float">
            <text:p>0.235797821050037</text:p>
          </table:table-cell>
          <table:table-cell office:value-type="float" office:value="0.252587738071443" calcext:value-type="float">
            <text:p>0.252587738071443</text:p>
          </table:table-cell>
          <table:table-cell office:value-type="float" office:value="0.241405856925073" calcext:value-type="float">
            <text:p>0.241405856925073</text:p>
          </table:table-cell>
          <table:table-cell office:value-type="float" office:value="0.240008977275055" calcext:value-type="float">
            <text:p>0.24000897727505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TI</text:p>
          </table:table-cell>
          <table:table-cell office:value-type="float" office:value="0.0542625702811614" calcext:value-type="float">
            <text:p>0.054262570281162</text:p>
          </table:table-cell>
          <table:table-cell office:value-type="float" office:value="0.0842331285758871" calcext:value-type="float">
            <text:p>0.084233128575887</text:p>
          </table:table-cell>
          <table:table-cell office:value-type="float" office:value="0.0621556514765256" calcext:value-type="float">
            <text:p>0.062155651476526</text:p>
          </table:table-cell>
          <table:table-cell office:value-type="float" office:value="0.0910759065792234" calcext:value-type="float">
            <text:p>0.09107590657922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AC</text:p>
          </table:table-cell>
          <table:table-cell office:value-type="float" office:value="0.21438953245373" calcext:value-type="float">
            <text:p>0.21438953245373</text:p>
          </table:table-cell>
          <table:table-cell office:value-type="float" office:value="0.250768271883994" calcext:value-type="float">
            <text:p>0.250768271883994</text:p>
          </table:table-cell>
          <table:table-cell office:value-type="float" office:value="0.217988253390145" calcext:value-type="float">
            <text:p>0.217988253390145</text:p>
          </table:table-cell>
          <table:table-cell office:value-type="float" office:value="0.218099654203438" calcext:value-type="float">
            <text:p>0.21809965420343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UIZ</text:p>
          </table:table-cell>
          <table:table-cell office:value-type="float" office:value="0.0417590005943902" calcext:value-type="float">
            <text:p>0.04175900059439</text:p>
          </table:table-cell>
          <table:table-cell office:value-type="float" office:value="0.0475821229382637" calcext:value-type="float">
            <text:p>0.047582122938264</text:p>
          </table:table-cell>
          <table:table-cell office:value-type="float" office:value="0.0436621159709186" calcext:value-type="float">
            <text:p>0.043662115970919</text:p>
          </table:table-cell>
          <table:table-cell office:value-type="float" office:value="0.0478194724916837" calcext:value-type="float">
            <text:p>0.04781947249168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ER</text:p>
          </table:table-cell>
          <table:table-cell office:value-type="float" office:value="0.0635479404645369" calcext:value-type="float">
            <text:p>0.063547940464537</text:p>
          </table:table-cell>
          <table:table-cell office:value-type="float" office:value="0.0838475625940211" calcext:value-type="float">
            <text:p>0.083847562594021</text:p>
          </table:table-cell>
          <table:table-cell office:value-type="float" office:value="0.0492341014940103" calcext:value-type="float">
            <text:p>0.04923410149401</text:p>
          </table:table-cell>
          <table:table-cell office:value-type="float" office:value="0.0659427638309437" calcext:value-type="float">
            <text:p>0.06594276383094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ED</text:p>
          </table:table-cell>
          <table:table-cell office:value-type="float" office:value="0.0526429058884931" calcext:value-type="float">
            <text:p>0.052642905888493</text:p>
          </table:table-cell>
          <table:table-cell office:value-type="float" office:value="0.0578519586356849" calcext:value-type="float">
            <text:p>0.057851958635685</text:p>
          </table:table-cell>
          <table:table-cell office:value-type="float" office:value="0.0654001837313227" calcext:value-type="float">
            <text:p>0.065400183731323</text:p>
          </table:table-cell>
          <table:table-cell office:value-type="float" office:value="0.0490617888825611" calcext:value-type="float">
            <text:p>0.04906178888256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LA</text:p>
          </table:table-cell>
          <table:table-cell office:value-type="float" office:value="0.0514780013877195" calcext:value-type="float">
            <text:p>0.05147800138772</text:p>
          </table:table-cell>
          <table:table-cell office:value-type="float" office:value="0.0539661012694792" calcext:value-type="float">
            <text:p>0.053966101269479</text:p>
          </table:table-cell>
          <table:table-cell office:value-type="float" office:value="0.0590495330209215" calcext:value-type="float">
            <text:p>0.059049533020922</text:p>
          </table:table-cell>
          <table:table-cell office:value-type="float" office:value="0.0549152857414644" calcext:value-type="float">
            <text:p>0.05491528574146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AL</text:p>
          </table:table-cell>
          <table:table-cell office:value-type="float" office:value="0.0562995687880305" calcext:value-type="float">
            <text:p>0.056299568788031</text:p>
          </table:table-cell>
          <table:table-cell office:value-type="float" office:value="0.0658914127807904" calcext:value-type="float">
            <text:p>0.06589141278079</text:p>
          </table:table-cell>
          <table:table-cell office:value-type="float" office:value="0.0672398509026735" calcext:value-type="float">
            <text:p>0.067239850902674</text:p>
          </table:table-cell>
          <table:table-cell office:value-type="float" office:value="0.0483444742021005" calcext:value-type="float">
            <text:p>0.04834447420210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HO</text:p>
          </table:table-cell>
          <table:table-cell office:value-type="float" office:value="0.218797736024838" calcext:value-type="float">
            <text:p>0.218797736024838</text:p>
          </table:table-cell>
          <table:table-cell office:value-type="float" office:value="0.233050710686325" calcext:value-type="float">
            <text:p>0.233050710686325</text:p>
          </table:table-cell>
          <table:table-cell office:value-type="float" office:value="0.212335496233141" calcext:value-type="float">
            <text:p>0.212335496233141</text:p>
          </table:table-cell>
          <table:table-cell office:value-type="float" office:value="0.205714790530384" calcext:value-type="float">
            <text:p>0.20571479053038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JU</text:p>
          </table:table-cell>
          <table:table-cell office:value-type="float" office:value="0.0869424149595379" calcext:value-type="float">
            <text:p>0.086942414959538</text:p>
          </table:table-cell>
          <table:table-cell office:value-type="float" office:value="0.0724895978552647" calcext:value-type="float">
            <text:p>0.072489597855265</text:p>
          </table:table-cell>
          <table:table-cell office:value-type="float" office:value="0.111591403503525" calcext:value-type="float">
            <text:p>0.111591403503525</text:p>
          </table:table-cell>
          <table:table-cell office:value-type="float" office:value="0.090114606242399" calcext:value-type="float">
            <text:p>0.090114606242399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Estación</text:p>
          </table:table-cell>
          <table:table-cell table:style-name="ce2" office:value-type="string" calcext:value-type="string">
            <text:p>CC</text:p>
          </table:table-cell>
          <table:table-cell table:style-name="ce2" office:value-type="string" calcext:value-type="string">
            <text:p>CP</text:p>
          </table:table-cell>
          <table:table-cell table:style-name="ce2" office:value-type="string" calcext:value-type="string">
            <text:p>LC</text:p>
          </table:table-cell>
          <table:table-cell table:style-name="ce2" office:value-type="string" calcext:value-type="string">
            <text:p>LCB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Promedio</text:p>
          </table:table-cell>
          <table:table-cell table:style-name="ce2" table:formula="of:=AVERAGE([.C34:.C55])" office:value-type="float" office:value="0.158725931790777" calcext:value-type="float">
            <text:p>0.158725931790777</text:p>
          </table:table-cell>
          <table:table-cell table:style-name="ce2" table:formula="of:=AVERAGE([.D34:.D55])" office:value-type="float" office:value="0.1786928424773" calcext:value-type="float">
            <text:p>0.1786928424773</text:p>
          </table:table-cell>
          <table:table-cell table:style-name="ce2" table:formula="of:=AVERAGE([.E34:.E55])" office:value-type="float" office:value="0.162551421164875" calcext:value-type="float">
            <text:p>0.162551421164875</text:p>
          </table:table-cell>
          <table:table-cell table:style-name="ce2" table:formula="of:=AVERAGE([.F34:.F55])" office:value-type="float" office:value="0.158446175683357" calcext:value-type="float">
            <text:p>0.158446175683357</text:p>
          </table:table-cell>
          <table:table-cell table:style-name="ce2"/>
          <table:table-cell table:number-columns-repeated="4"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table:style-name="ce5" office:value-type="string" calcext:value-type="string" table:number-columns-spanned="10" table:number-rows-spanned="1">
            <text:p>Indice de correlación</text:p>
          </table:table-cell>
          <table:covered-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Estación</text:p>
          </table:table-cell>
          <table:table-cell table:style-name="ce2" office:value-type="string" calcext:value-type="string">
            <text:p>CC</text:p>
          </table:table-cell>
          <table:table-cell table:style-name="ce2" office:value-type="string" calcext:value-type="string">
            <text:p>CP</text:p>
          </table:table-cell>
          <table:table-cell table:style-name="ce2" office:value-type="string" calcext:value-type="string">
            <text:p>LC</text:p>
          </table:table-cell>
          <table:table-cell table:style-name="ce2" office:value-type="string" calcext:value-type="string">
            <text:p>LCB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JM</text:p>
          </table:table-cell>
          <table:table-cell office:value-type="float" office:value="0.704231113608419" calcext:value-type="float">
            <text:p>0.704231113608419</text:p>
          </table:table-cell>
          <table:table-cell office:value-type="float" office:value="0.71051006342231" calcext:value-type="float">
            <text:p>0.71051006342231</text:p>
          </table:table-cell>
          <table:table-cell office:value-type="float" office:value="0.884672635642092" calcext:value-type="float">
            <text:p>0.884672635642092</text:p>
          </table:table-cell>
          <table:table-cell office:value-type="float" office:value="0.932639243249288" calcext:value-type="float">
            <text:p>0.93263924324928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GH</text:p>
          </table:table-cell>
          <table:table-cell office:value-type="float" office:value="0.687872476181098" calcext:value-type="float">
            <text:p>0.687872476181098</text:p>
          </table:table-cell>
          <table:table-cell office:value-type="float" office:value="0.703490425039216" calcext:value-type="float">
            <text:p>0.703490425039216</text:p>
          </table:table-cell>
          <table:table-cell office:value-type="float" office:value="0.693171332692711" calcext:value-type="float">
            <text:p>0.693171332692711</text:p>
          </table:table-cell>
          <table:table-cell office:value-type="float" office:value="0.706905198495112" calcext:value-type="float">
            <text:p>0.70690519849511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CA</text:p>
          </table:table-cell>
          <table:table-cell office:value-type="float" office:value="0.712791718526487" calcext:value-type="float">
            <text:p>0.712791718526487</text:p>
          </table:table-cell>
          <table:table-cell office:value-type="float" office:value="0.712426008885133" calcext:value-type="float">
            <text:p>0.712426008885133</text:p>
          </table:table-cell>
          <table:table-cell office:value-type="float" office:value="0.71074768273606" calcext:value-type="float">
            <text:p>0.71074768273606</text:p>
          </table:table-cell>
          <table:table-cell office:value-type="float" office:value="0.717241000142007" calcext:value-type="float">
            <text:p>0.71724100014200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FE</text:p>
          </table:table-cell>
          <table:table-cell office:value-type="float" office:value="0.709599091573515" calcext:value-type="float">
            <text:p>0.709599091573515</text:p>
          </table:table-cell>
          <table:table-cell office:value-type="float" office:value="0.65112587045073" calcext:value-type="float">
            <text:p>0.65112587045073</text:p>
          </table:table-cell>
          <table:table-cell office:value-type="float" office:value="0.660824047058123" calcext:value-type="float">
            <text:p>0.660824047058123</text:p>
          </table:table-cell>
          <table:table-cell office:value-type="float" office:value="0.702610146182517" calcext:value-type="float">
            <text:p>0.70261014618251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UAX</text:p>
          </table:table-cell>
          <table:table-cell office:value-type="float" office:value="0.783642898961372" calcext:value-type="float">
            <text:p>0.783642898961372</text:p>
          </table:table-cell>
          <table:table-cell office:value-type="float" office:value="0.700920994512316" calcext:value-type="float">
            <text:p>0.700920994512316</text:p>
          </table:table-cell>
          <table:table-cell office:value-type="float" office:value="0.767944575487604" calcext:value-type="float">
            <text:p>0.767944575487604</text:p>
          </table:table-cell>
          <table:table-cell office:value-type="float" office:value="0.784048264700387" calcext:value-type="float">
            <text:p>0.78404826470038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UA</text:p>
          </table:table-cell>
          <table:table-cell office:value-type="float" office:value="0.980436456385444" calcext:value-type="float">
            <text:p>0.980436456385444</text:p>
          </table:table-cell>
          <table:table-cell office:value-type="float" office:value="0.987825085631303" calcext:value-type="float">
            <text:p>0.987825085631303</text:p>
          </table:table-cell>
          <table:table-cell office:value-type="float" office:value="0.981512734749988" calcext:value-type="float">
            <text:p>0.981512734749988</text:p>
          </table:table-cell>
          <table:table-cell office:value-type="float" office:value="0.989187302853252" calcext:value-type="float">
            <text:p>0.98918730285325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EZ</text:p>
          </table:table-cell>
          <table:table-cell office:value-type="float" office:value="0.770432768517051" calcext:value-type="float">
            <text:p>0.770432768517051</text:p>
          </table:table-cell>
          <table:table-cell office:value-type="float" office:value="0.657716782210729" calcext:value-type="float">
            <text:p>0.657716782210729</text:p>
          </table:table-cell>
          <table:table-cell office:value-type="float" office:value="0.73594363041408" calcext:value-type="float">
            <text:p>0.73594363041408</text:p>
          </table:table-cell>
          <table:table-cell office:value-type="float" office:value="0.770706143110086" calcext:value-type="float">
            <text:p>0.77070614311008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AM</text:p>
          </table:table-cell>
          <table:table-cell office:value-type="float" office:value="0.743143108814128" calcext:value-type="float">
            <text:p>0.743143108814128</text:p>
          </table:table-cell>
          <table:table-cell office:value-type="float" office:value="0.748316115262795" calcext:value-type="float">
            <text:p>0.748316115262795</text:p>
          </table:table-cell>
          <table:table-cell office:value-type="float" office:value="0.732230244403492" calcext:value-type="float">
            <text:p>0.732230244403492</text:p>
          </table:table-cell>
          <table:table-cell office:value-type="float" office:value="0.716868299926816" calcext:value-type="float">
            <text:p>0.71686829992681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PR</text:p>
          </table:table-cell>
          <table:table-cell office:value-type="float" office:value="0.983587882920664" calcext:value-type="float">
            <text:p>0.983587882920664</text:p>
          </table:table-cell>
          <table:table-cell office:value-type="float" office:value="0.988250738398144" calcext:value-type="float">
            <text:p>0.988250738398144</text:p>
          </table:table-cell>
          <table:table-cell office:value-type="float" office:value="0.983429868513113" calcext:value-type="float">
            <text:p>0.983429868513113</text:p>
          </table:table-cell>
          <table:table-cell office:value-type="float" office:value="0.984814876315036" calcext:value-type="float">
            <text:p>0.98481487631503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JA</text:p>
          </table:table-cell>
          <table:table-cell office:value-type="float" office:value="0.76203601584022" calcext:value-type="float">
            <text:p>0.76203601584022</text:p>
          </table:table-cell>
          <table:table-cell office:value-type="float" office:value="0.748054833845504" calcext:value-type="float">
            <text:p>0.748054833845504</text:p>
          </table:table-cell>
          <table:table-cell office:value-type="float" office:value="0.724821175661511" calcext:value-type="float">
            <text:p>0.724821175661511</text:p>
          </table:table-cell>
          <table:table-cell office:value-type="float" office:value="0.756969765704553" calcext:value-type="float">
            <text:p>0.75696976570455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ZT</text:p>
          </table:table-cell>
          <table:table-cell office:value-type="float" office:value="0.748611185339343" calcext:value-type="float">
            <text:p>0.748611185339343</text:p>
          </table:table-cell>
          <table:table-cell office:value-type="float" office:value="0.755815698080432" calcext:value-type="float">
            <text:p>0.755815698080432</text:p>
          </table:table-cell>
          <table:table-cell office:value-type="float" office:value="0.762588537914476" calcext:value-type="float">
            <text:p>0.762588537914476</text:p>
          </table:table-cell>
          <table:table-cell office:value-type="float" office:value="0.762446921820719" calcext:value-type="float">
            <text:p>0.76244692182071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AG</text:p>
          </table:table-cell>
          <table:table-cell office:value-type="float" office:value="0.741695392380309" calcext:value-type="float">
            <text:p>0.741695392380309</text:p>
          </table:table-cell>
          <table:table-cell office:value-type="float" office:value="0.66809317478608" calcext:value-type="float">
            <text:p>0.66809317478608</text:p>
          </table:table-cell>
          <table:table-cell office:value-type="float" office:value="0.770596683862671" calcext:value-type="float">
            <text:p>0.770596683862671</text:p>
          </table:table-cell>
          <table:table-cell office:value-type="float" office:value="0.757272853123973" calcext:value-type="float">
            <text:p>0.75727285312397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AH</text:p>
          </table:table-cell>
          <table:table-cell office:value-type="float" office:value="0.66734149018156" calcext:value-type="float">
            <text:p>0.66734149018156</text:p>
          </table:table-cell>
          <table:table-cell office:value-type="float" office:value="0.637088579770841" calcext:value-type="float">
            <text:p>0.637088579770841</text:p>
          </table:table-cell>
          <table:table-cell office:value-type="float" office:value="0.66354083392552" calcext:value-type="float">
            <text:p>0.66354083392552</text:p>
          </table:table-cell>
          <table:table-cell office:value-type="float" office:value="0.644675085690751" calcext:value-type="float">
            <text:p>0.64467508569075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TI</text:p>
          </table:table-cell>
          <table:table-cell office:value-type="float" office:value="0.984684851391394" calcext:value-type="float">
            <text:p>0.984684851391394</text:p>
          </table:table-cell>
          <table:table-cell office:value-type="float" office:value="0.97074684848232" calcext:value-type="float">
            <text:p>0.97074684848232</text:p>
          </table:table-cell>
          <table:table-cell office:value-type="float" office:value="0.980614511045872" calcext:value-type="float">
            <text:p>0.980614511045872</text:p>
          </table:table-cell>
          <table:table-cell office:value-type="float" office:value="0.967970569256719" calcext:value-type="float">
            <text:p>0.96797056925671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AC</text:p>
          </table:table-cell>
          <table:table-cell office:value-type="float" office:value="0.742622022333917" calcext:value-type="float">
            <text:p>0.742622022333917</text:p>
          </table:table-cell>
          <table:table-cell office:value-type="float" office:value="0.718100068852094" calcext:value-type="float">
            <text:p>0.718100068852094</text:p>
          </table:table-cell>
          <table:table-cell office:value-type="float" office:value="0.747544121892952" calcext:value-type="float">
            <text:p>0.747544121892952</text:p>
          </table:table-cell>
          <table:table-cell office:value-type="float" office:value="0.7556980629209" calcext:value-type="float">
            <text:p>0.755698062920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UIZ</text:p>
          </table:table-cell>
          <table:table-cell office:value-type="float" office:value="0.991913992172702" calcext:value-type="float">
            <text:p>0.991913992172702</text:p>
          </table:table-cell>
          <table:table-cell office:value-type="float" office:value="0.991007042397476" calcext:value-type="float">
            <text:p>0.991007042397476</text:p>
          </table:table-cell>
          <table:table-cell office:value-type="float" office:value="0.990695570007966" calcext:value-type="float">
            <text:p>0.990695570007966</text:p>
          </table:table-cell>
          <table:table-cell office:value-type="float" office:value="0.990711398225624" calcext:value-type="float">
            <text:p>0.99071139822562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ER</text:p>
          </table:table-cell>
          <table:table-cell office:value-type="float" office:value="0.982863864148072" calcext:value-type="float">
            <text:p>0.982863864148072</text:p>
          </table:table-cell>
          <table:table-cell office:value-type="float" office:value="0.973549577536526" calcext:value-type="float">
            <text:p>0.973549577536526</text:p>
          </table:table-cell>
          <table:table-cell office:value-type="float" office:value="0.98991090003147" calcext:value-type="float">
            <text:p>0.98991090003147</text:p>
          </table:table-cell>
          <table:table-cell office:value-type="float" office:value="0.980833785777808" calcext:value-type="float">
            <text:p>0.98083378577780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ED</text:p>
          </table:table-cell>
          <table:table-cell office:value-type="float" office:value="0.990402032366329" calcext:value-type="float">
            <text:p>0.990402032366329</text:p>
          </table:table-cell>
          <table:table-cell office:value-type="float" office:value="0.985154672852569" calcext:value-type="float">
            <text:p>0.985154672852569</text:p>
          </table:table-cell>
          <table:table-cell office:value-type="float" office:value="0.980132218897498" calcext:value-type="float">
            <text:p>0.980132218897498</text:p>
          </table:table-cell>
          <table:table-cell office:value-type="float" office:value="0.987933575562774" calcext:value-type="float">
            <text:p>0.98793357556277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LA</text:p>
          </table:table-cell>
          <table:table-cell office:value-type="float" office:value="0.985973740660622" calcext:value-type="float">
            <text:p>0.985973740660622</text:p>
          </table:table-cell>
          <table:table-cell office:value-type="float" office:value="0.988534062282912" calcext:value-type="float">
            <text:p>0.988534062282912</text:p>
          </table:table-cell>
          <table:table-cell office:value-type="float" office:value="0.982703300548646" calcext:value-type="float">
            <text:p>0.982703300548646</text:p>
          </table:table-cell>
          <table:table-cell office:value-type="float" office:value="0.989000496941681" calcext:value-type="float">
            <text:p>0.98900049694168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AL</text:p>
          </table:table-cell>
          <table:table-cell office:value-type="float" office:value="0.982540861000701" calcext:value-type="float">
            <text:p>0.982540861000701</text:p>
          </table:table-cell>
          <table:table-cell office:value-type="float" office:value="0.980972353927294" calcext:value-type="float">
            <text:p>0.980972353927294</text:p>
          </table:table-cell>
          <table:table-cell office:value-type="float" office:value="0.982754503125681" calcext:value-type="float">
            <text:p>0.982754503125681</text:p>
          </table:table-cell>
          <table:table-cell office:value-type="float" office:value="0.988806893889399" calcext:value-type="float">
            <text:p>0.98880689388939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HO</text:p>
          </table:table-cell>
          <table:table-cell office:value-type="float" office:value="0.703594092681575" calcext:value-type="float">
            <text:p>0.703594092681575</text:p>
          </table:table-cell>
          <table:table-cell office:value-type="float" office:value="0.723224671840849" calcext:value-type="float">
            <text:p>0.723224671840849</text:p>
          </table:table-cell>
          <table:table-cell office:value-type="float" office:value="0.738534543415442" calcext:value-type="float">
            <text:p>0.738534543415442</text:p>
          </table:table-cell>
          <table:table-cell office:value-type="float" office:value="0.725494338378644" calcext:value-type="float">
            <text:p>0.72549433837864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JU</text:p>
          </table:table-cell>
          <table:table-cell office:value-type="float" office:value="0.962783194771133" calcext:value-type="float">
            <text:p>0.962783194771133</text:p>
          </table:table-cell>
          <table:table-cell office:value-type="float" office:value="0.977713038884499" calcext:value-type="float">
            <text:p>0.977713038884499</text:p>
          </table:table-cell>
          <table:table-cell office:value-type="float" office:value="0.937214551153752" calcext:value-type="float">
            <text:p>0.937214551153752</text:p>
          </table:table-cell>
          <table:table-cell office:value-type="float" office:value="0.96581981519434" calcext:value-type="float">
            <text:p>0.96581981519434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Estación</text:p>
          </table:table-cell>
          <table:table-cell table:style-name="ce2" office:value-type="string" calcext:value-type="string">
            <text:p>CC</text:p>
          </table:table-cell>
          <table:table-cell table:style-name="ce2" office:value-type="string" calcext:value-type="string">
            <text:p>CP</text:p>
          </table:table-cell>
          <table:table-cell table:style-name="ce2" office:value-type="string" calcext:value-type="string">
            <text:p>LC</text:p>
          </table:table-cell>
          <table:table-cell table:style-name="ce2" office:value-type="string" calcext:value-type="string">
            <text:p>LCB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Promedio</text:p>
          </table:table-cell>
          <table:table-cell table:style-name="ce2" table:formula="of:=AVERAGE([.C62:.C83])" office:value-type="float" office:value="0.832854556852548" calcext:value-type="float">
            <text:p>0.832854556852548</text:p>
          </table:table-cell>
          <table:table-cell table:style-name="ce2" table:formula="of:=AVERAGE([.D62:.D83])" office:value-type="float" office:value="0.817210759425094" calcext:value-type="float">
            <text:p>0.817210759425094</text:p>
          </table:table-cell>
          <table:table-cell table:style-name="ce2" table:formula="of:=AVERAGE([.E62:.E83])" office:value-type="float" office:value="0.836460372871851" calcext:value-type="float">
            <text:p>0.836460372871851</text:p>
          </table:table-cell>
          <table:table-cell table:style-name="ce2" table:formula="of:=AVERAGE([.F62:.F83])" office:value-type="float" office:value="0.844484274430108" calcext:value-type="float">
            <text:p>0.844484274430108</text:p>
          </table:table-cell>
          <table:table-cell table:style-name="ce2"/>
          <table:table-cell table:number-columns-repeated="4"/>
        </table:table-row>
        <table:table-row table:style-name="ro1" table:number-rows-repeated="5">
          <table:table-cell table:number-columns-repeated="11"/>
        </table:table-row>
        <table:table-row table:style-name="ro1">
          <table:table-cell/>
          <table:table-cell table:style-name="ce1" office:value-type="string" calcext:value-type="string" table:number-columns-spanned="10" table:number-rows-spanned="1">
            <text:p>Index of agreement</text:p>
          </table:table-cell>
          <table:covered-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Estación</text:p>
          </table:table-cell>
          <table:table-cell table:style-name="ce2" office:value-type="string" calcext:value-type="string">
            <text:p>CC</text:p>
          </table:table-cell>
          <table:table-cell table:style-name="ce2" office:value-type="string" calcext:value-type="string">
            <text:p>CP</text:p>
          </table:table-cell>
          <table:table-cell table:style-name="ce2" office:value-type="string" calcext:value-type="string">
            <text:p>LC</text:p>
          </table:table-cell>
          <table:table-cell table:style-name="ce2" office:value-type="string" calcext:value-type="string">
            <text:p>LCB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JM</text:p>
          </table:table-cell>
          <table:table-cell office:value-type="float" office:value="0.246156288761429" calcext:value-type="float">
            <text:p>0.246156288761429</text:p>
          </table:table-cell>
          <table:table-cell office:value-type="float" office:value="0.512946953350676" calcext:value-type="float">
            <text:p>0.512946953350676</text:p>
          </table:table-cell>
          <table:table-cell office:value-type="float" office:value="0.407991546910403" calcext:value-type="float">
            <text:p>0.407991546910403</text:p>
          </table:table-cell>
          <table:table-cell office:value-type="float" office:value="0.528809001172404" calcext:value-type="float">
            <text:p>0.52880900117240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GH</text:p>
          </table:table-cell>
          <table:table-cell office:value-type="float" office:value="0.449669196226046" calcext:value-type="float">
            <text:p>0.449669196226046</text:p>
          </table:table-cell>
          <table:table-cell office:value-type="float" office:value="0.479806073693212" calcext:value-type="float">
            <text:p>0.479806073693212</text:p>
          </table:table-cell>
          <table:table-cell office:value-type="float" office:value="0.417728415887604" calcext:value-type="float">
            <text:p>0.417728415887604</text:p>
          </table:table-cell>
          <table:table-cell office:value-type="float" office:value="0.492987462970673" calcext:value-type="float">
            <text:p>0.49298746297067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CA</text:p>
          </table:table-cell>
          <table:table-cell office:value-type="float" office:value="0.509252884772146" calcext:value-type="float">
            <text:p>0.509252884772146</text:p>
          </table:table-cell>
          <table:table-cell office:value-type="float" office:value="0.488397118673208" calcext:value-type="float">
            <text:p>0.488397118673208</text:p>
          </table:table-cell>
          <table:table-cell office:value-type="float" office:value="0.476692799053803" calcext:value-type="float">
            <text:p>0.476692799053803</text:p>
          </table:table-cell>
          <table:table-cell office:value-type="float" office:value="0.503721293889975" calcext:value-type="float">
            <text:p>0.50372129388997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FE</text:p>
          </table:table-cell>
          <table:table-cell office:value-type="float" office:value="0.404059542452462" calcext:value-type="float">
            <text:p>0.404059542452462</text:p>
          </table:table-cell>
          <table:table-cell office:value-type="float" office:value="-0.203366219166807" calcext:value-type="float">
            <text:p>-0.203366219166807</text:p>
          </table:table-cell>
          <table:table-cell office:value-type="float" office:value="0.265643019656785" calcext:value-type="float">
            <text:p>0.265643019656785</text:p>
          </table:table-cell>
          <table:table-cell office:value-type="float" office:value="0.157982444537232" calcext:value-type="float">
            <text:p>0.15798244453723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UAX</text:p>
          </table:table-cell>
          <table:table-cell office:value-type="float" office:value="0.607556216980504" calcext:value-type="float">
            <text:p>0.607556216980504</text:p>
          </table:table-cell>
          <table:table-cell office:value-type="float" office:value="0.483318015754553" calcext:value-type="float">
            <text:p>0.483318015754553</text:p>
          </table:table-cell>
          <table:table-cell office:value-type="float" office:value="0.559343057825981" calcext:value-type="float">
            <text:p>0.559343057825981</text:p>
          </table:table-cell>
          <table:table-cell office:value-type="float" office:value="0.600881379274649" calcext:value-type="float">
            <text:p>0.60088137927464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UA</text:p>
          </table:table-cell>
          <table:table-cell office:value-type="float" office:value="0.950810701877255" calcext:value-type="float">
            <text:p>0.950810701877255</text:p>
          </table:table-cell>
          <table:table-cell office:value-type="float" office:value="0.961338892243409" calcext:value-type="float">
            <text:p>0.961338892243409</text:p>
          </table:table-cell>
          <table:table-cell office:value-type="float" office:value="0.960281893531246" calcext:value-type="float">
            <text:p>0.960281893531246</text:p>
          </table:table-cell>
          <table:table-cell office:value-type="float" office:value="0.973417509627214" calcext:value-type="float">
            <text:p>0.97341750962721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EZ</text:p>
          </table:table-cell>
          <table:table-cell office:value-type="float" office:value="0.587074803900394" calcext:value-type="float">
            <text:p>0.587074803900394</text:p>
          </table:table-cell>
          <table:table-cell office:value-type="float" office:value="0.325308962095416" calcext:value-type="float">
            <text:p>0.325308962095416</text:p>
          </table:table-cell>
          <table:table-cell office:value-type="float" office:value="0.495989659000048" calcext:value-type="float">
            <text:p>0.495989659000048</text:p>
          </table:table-cell>
          <table:table-cell office:value-type="float" office:value="0.574575591409798" calcext:value-type="float">
            <text:p>0.57457559140979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AM</text:p>
          </table:table-cell>
          <table:table-cell office:value-type="float" office:value="0.500426838116357" calcext:value-type="float">
            <text:p>0.500426838116357</text:p>
          </table:table-cell>
          <table:table-cell office:value-type="float" office:value="0.557440341615896" calcext:value-type="float">
            <text:p>0.557440341615896</text:p>
          </table:table-cell>
          <table:table-cell office:value-type="float" office:value="0.491515681091393" calcext:value-type="float">
            <text:p>0.491515681091393</text:p>
          </table:table-cell>
          <table:table-cell office:value-type="float" office:value="0.460452895096868" calcext:value-type="float">
            <text:p>0.46045289509686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PR</text:p>
          </table:table-cell>
          <table:table-cell office:value-type="float" office:value="0.962319536181908" calcext:value-type="float">
            <text:p>0.962319536181908</text:p>
          </table:table-cell>
          <table:table-cell office:value-type="float" office:value="0.972360086199446" calcext:value-type="float">
            <text:p>0.972360086199446</text:p>
          </table:table-cell>
          <table:table-cell office:value-type="float" office:value="0.961964747837044" calcext:value-type="float">
            <text:p>0.961964747837044</text:p>
          </table:table-cell>
          <table:table-cell office:value-type="float" office:value="0.957847543937705" calcext:value-type="float">
            <text:p>0.95784754393770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JA</text:p>
          </table:table-cell>
          <table:table-cell office:value-type="float" office:value="0.549670781812696" calcext:value-type="float">
            <text:p>0.549670781812696</text:p>
          </table:table-cell>
          <table:table-cell office:value-type="float" office:value="0.555721376782259" calcext:value-type="float">
            <text:p>0.555721376782259</text:p>
          </table:table-cell>
          <table:table-cell office:value-type="float" office:value="0.491826826133831" calcext:value-type="float">
            <text:p>0.491826826133831</text:p>
          </table:table-cell>
          <table:table-cell office:value-type="float" office:value="0.527859746356386" calcext:value-type="float">
            <text:p>0.52785974635638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ZT</text:p>
          </table:table-cell>
          <table:table-cell office:value-type="float" office:value="0.540338243015314" calcext:value-type="float">
            <text:p>0.540338243015314</text:p>
          </table:table-cell>
          <table:table-cell office:value-type="float" office:value="0.55419749739452" calcext:value-type="float">
            <text:p>0.55419749739452</text:p>
          </table:table-cell>
          <table:table-cell office:value-type="float" office:value="0.580186809813084" calcext:value-type="float">
            <text:p>0.580186809813084</text:p>
          </table:table-cell>
          <table:table-cell office:value-type="float" office:value="0.574378071570159" calcext:value-type="float">
            <text:p>0.57437807157015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AG</text:p>
          </table:table-cell>
          <table:table-cell office:value-type="float" office:value="0.50147589021206" calcext:value-type="float">
            <text:p>0.50147589021206</text:p>
          </table:table-cell>
          <table:table-cell office:value-type="float" office:value="0.43273792384187" calcext:value-type="float">
            <text:p>0.43273792384187</text:p>
          </table:table-cell>
          <table:table-cell office:value-type="float" office:value="0.563809936437186" calcext:value-type="float">
            <text:p>0.563809936437186</text:p>
          </table:table-cell>
          <table:table-cell office:value-type="float" office:value="0.544996461378414" calcext:value-type="float">
            <text:p>0.54499646137841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AH</text:p>
          </table:table-cell>
          <table:table-cell office:value-type="float" office:value="0.443634641766215" calcext:value-type="float">
            <text:p>0.443634641766215</text:p>
          </table:table-cell>
          <table:table-cell office:value-type="float" office:value="0.411947961282865" calcext:value-type="float">
            <text:p>0.411947961282865</text:p>
          </table:table-cell>
          <table:table-cell office:value-type="float" office:value="0.413097768812095" calcext:value-type="float">
            <text:p>0.413097768812095</text:p>
          </table:table-cell>
          <table:table-cell office:value-type="float" office:value="0.402571412967556" calcext:value-type="float">
            <text:p>0.40257141296755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TI</text:p>
          </table:table-cell>
          <table:table-cell office:value-type="float" office:value="0.966505889892272" calcext:value-type="float">
            <text:p>0.966505889892272</text:p>
          </table:table-cell>
          <table:table-cell office:value-type="float" office:value="0.929717476646192" calcext:value-type="float">
            <text:p>0.929717476646192</text:p>
          </table:table-cell>
          <table:table-cell office:value-type="float" office:value="0.9550766888425" calcext:value-type="float">
            <text:p>0.9550766888425</text:p>
          </table:table-cell>
          <table:table-cell office:value-type="float" office:value="0.895534708212112" calcext:value-type="float">
            <text:p>0.89553470821211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AC</text:p>
          </table:table-cell>
          <table:table-cell office:value-type="float" office:value="0.554302774542089" calcext:value-type="float">
            <text:p>0.554302774542089</text:p>
          </table:table-cell>
          <table:table-cell office:value-type="float" office:value="0.523891160088356" calcext:value-type="float">
            <text:p>0.523891160088356</text:p>
          </table:table-cell>
          <table:table-cell office:value-type="float" office:value="0.544789197047278" calcext:value-type="float">
            <text:p>0.544789197047278</text:p>
          </table:table-cell>
          <table:table-cell office:value-type="float" office:value="0.559131263654099" calcext:value-type="float">
            <text:p>0.55913126365409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UIZ</text:p>
          </table:table-cell>
          <table:table-cell office:value-type="float" office:value="0.98290941210604" calcext:value-type="float">
            <text:p>0.98290941210604</text:p>
          </table:table-cell>
          <table:table-cell office:value-type="float" office:value="0.98196469053382" calcext:value-type="float">
            <text:p>0.98196469053382</text:p>
          </table:table-cell>
          <table:table-cell office:value-type="float" office:value="0.981594698981916" calcext:value-type="float">
            <text:p>0.981594698981916</text:p>
          </table:table-cell>
          <table:table-cell office:value-type="float" office:value="0.978720670186236" calcext:value-type="float">
            <text:p>0.97872067018623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ER</text:p>
          </table:table-cell>
          <table:table-cell office:value-type="float" office:value="0.965096523934114" calcext:value-type="float">
            <text:p>0.965096523934114</text:p>
          </table:table-cell>
          <table:table-cell office:value-type="float" office:value="0.948799388297525" calcext:value-type="float">
            <text:p>0.948799388297525</text:p>
          </table:table-cell>
          <table:table-cell office:value-type="float" office:value="0.977911258252378" calcext:value-type="float">
            <text:p>0.977911258252378</text:p>
          </table:table-cell>
          <table:table-cell office:value-type="float" office:value="0.961376469241935" calcext:value-type="float">
            <text:p>0.96137646924193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ED</text:p>
          </table:table-cell>
          <table:table-cell office:value-type="float" office:value="0.968711294481923" calcext:value-type="float">
            <text:p>0.968711294481923</text:p>
          </table:table-cell>
          <table:table-cell office:value-type="float" office:value="0.971238070170715" calcext:value-type="float">
            <text:p>0.971238070170715</text:p>
          </table:table-cell>
          <table:table-cell office:value-type="float" office:value="0.956573820582788" calcext:value-type="float">
            <text:p>0.956573820582788</text:p>
          </table:table-cell>
          <table:table-cell office:value-type="float" office:value="0.975159231388025" calcext:value-type="float">
            <text:p>0.97515923138802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LA</text:p>
          </table:table-cell>
          <table:table-cell office:value-type="float" office:value="0.972587149482758" calcext:value-type="float">
            <text:p>0.972587149482758</text:p>
          </table:table-cell>
          <table:table-cell office:value-type="float" office:value="0.974635160710097" calcext:value-type="float">
            <text:p>0.974635160710097</text:p>
          </table:table-cell>
          <table:table-cell office:value-type="float" office:value="0.962983798128453" calcext:value-type="float">
            <text:p>0.962983798128453</text:p>
          </table:table-cell>
          <table:table-cell office:value-type="float" office:value="0.970559096639222" calcext:value-type="float">
            <text:p>0.97055909663922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AL</text:p>
          </table:table-cell>
          <table:table-cell office:value-type="float" office:value="0.964763170159084" calcext:value-type="float">
            <text:p>0.964763170159084</text:p>
          </table:table-cell>
          <table:table-cell office:value-type="float" office:value="0.962377859026205" calcext:value-type="float">
            <text:p>0.962377859026205</text:p>
          </table:table-cell>
          <table:table-cell office:value-type="float" office:value="0.953909647443172" calcext:value-type="float">
            <text:p>0.953909647443172</text:p>
          </table:table-cell>
          <table:table-cell office:value-type="float" office:value="0.973940489597286" calcext:value-type="float">
            <text:p>0.97394048959728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HO</text:p>
          </table:table-cell>
          <table:table-cell office:value-type="float" office:value="0.445060935658901" calcext:value-type="float">
            <text:p>0.445060935658901</text:p>
          </table:table-cell>
          <table:table-cell office:value-type="float" office:value="0.532962986895789" calcext:value-type="float">
            <text:p>0.532962986895789</text:p>
          </table:table-cell>
          <table:table-cell office:value-type="float" office:value="0.526509671621957" calcext:value-type="float">
            <text:p>0.526509671621957</text:p>
          </table:table-cell>
          <table:table-cell office:value-type="float" office:value="0.511135526804457" calcext:value-type="float">
            <text:p>0.51113552680445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JU</text:p>
          </table:table-cell>
          <table:table-cell office:value-type="float" office:value="0.927267494524062" calcext:value-type="float">
            <text:p>0.927267494524062</text:p>
          </table:table-cell>
          <table:table-cell office:value-type="float" office:value="0.956393809256959" calcext:value-type="float">
            <text:p>0.956393809256959</text:p>
          </table:table-cell>
          <table:table-cell office:value-type="float" office:value="0.876372793482165" calcext:value-type="float">
            <text:p>0.876372793482165</text:p>
          </table:table-cell>
          <table:table-cell office:value-type="float" office:value="0.92568864072022" calcext:value-type="float">
            <text:p>0.92568864072022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Estación</text:p>
          </table:table-cell>
          <table:table-cell table:style-name="ce2" office:value-type="string" calcext:value-type="string">
            <text:p>CC</text:p>
          </table:table-cell>
          <table:table-cell table:style-name="ce2" office:value-type="string" calcext:value-type="string">
            <text:p>CP</text:p>
          </table:table-cell>
          <table:table-cell table:style-name="ce2" office:value-type="string" calcext:value-type="string">
            <text:p>LC</text:p>
          </table:table-cell>
          <table:table-cell table:style-name="ce2" office:value-type="string" calcext:value-type="string">
            <text:p>LCB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Promedio</text:p>
          </table:table-cell>
          <table:table-cell table:style-name="ce2" table:formula="of:=AVERAGE([.C93:.C114])" office:value-type="float" office:value="0.681802282311638" calcext:value-type="float">
            <text:p>0.681802282311638</text:p>
          </table:table-cell>
          <table:table-cell table:style-name="ce2" table:formula="of:=AVERAGE([.D93:.D114])" office:value-type="float" office:value="0.650642526608463" calcext:value-type="float">
            <text:p>0.650642526608463</text:p>
          </table:table-cell>
          <table:table-cell table:style-name="ce2" table:formula="of:=AVERAGE([.E93:.E114])" office:value-type="float" office:value="0.673717897107869" calcext:value-type="float">
            <text:p>0.673717897107869</text:p>
          </table:table-cell>
          <table:table-cell table:style-name="ce2" table:formula="of:=AVERAGE([.F93:.F114])" office:value-type="float" office:value="0.684169405028756" calcext:value-type="float">
            <text:p>0.684169405028756</text:p>
          </table:table-cell>
          <table:table-cell table:style-name="ce2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MX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4">00/00/0000</text:date>, <text:time style:data-style-name="N2" text:time-value="11:43:44.79358437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8T15:34:11.279717999</meta:creation-date>
    <dc:date>2017-11-14T12:06:27.628067964</dc:date>
    <meta:editing-duration>PT2H42M4S</meta:editing-duration>
    <meta:editing-cycles>19</meta:editing-cycles>
    <meta:generator>LibreOffice/5.3.6.1$Linux_X86_64 LibreOffice_project/30$Build-1</meta:generator>
    <meta:document-statistic meta:table-count="1" meta:cell-count="505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1" number:language="es" number:country="MX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001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001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10011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10011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982cm" svg:height="11.24cm" xlink:href=".." xlink:type="simple" chart:class="chart:line" chart:style-name="ch1">
        <chart:title svg:x="9.286cm" svg:y="0.36cm" chart:style-name="ch2">
          <text:p>MAPE</text:p>
        </chart:title>
        <chart:legend chart:legend-position="end" svg:x="17.977cm" svg:y="4.786cm" style:legend-expansion="high" chart:style-name="ch3"/>
        <chart:plot-area chart:style-name="ch4" table:cell-range-address="Hoja1.B5:Hoja1.F27" chart:data-source-has-labels="both" svg:x="0.368cm" svg:y="1.011cm" svg:width="16.738cm" svg:height="8.411cm">
          <chartooo:coordinate-region svg:x="1.175cm" svg:y="1.157cm" svg:width="15.828cm" svg:height="7.248cm"/>
          <chart:axis chart:dimension="x" chart:name="primary-x" chart:style-name="ch5" chartooo:axis-type="auto">
            <chartooo:date-scale/>
            <chart:title svg:x="7.886cm" svg:y="9.647cm" chart:style-name="ch6">
              <text:p>Estaciones</text:p>
            </chart:title>
            <chart:categories table:cell-range-address="Hoja1.B6:Hoja1.B27"/>
          </chart:axis>
          <chart:axis chart:dimension="y" chart:name="primary-y" chart:style-name="ch5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Hoja1.C6:Hoja1.C27" chart:label-cell-address="Hoja1.C5:Hoja1.C5" chart:class="chart:line">
            <chart:data-point chart:repeated="22"/>
          </chart:series>
          <chart:series chart:attached-axis="primary-y" chart:style-name="ch10" chart:values-cell-range-address="Hoja1.D6:Hoja1.D27" chart:label-cell-address="Hoja1.D5:Hoja1.D5" chart:class="chart:line">
            <chart:data-point chart:repeated="22"/>
          </chart:series>
          <chart:series chart:attached-axis="primary-y" chart:style-name="ch11" chart:values-cell-range-address="Hoja1.E6:Hoja1.E27" chart:label-cell-address="Hoja1.E5:Hoja1.E5" chart:class="chart:line">
            <chart:data-point chart:repeated="22"/>
          </chart:series>
          <chart:series chart:attached-axis="secondary-y" chart:style-name="ch12" chart:values-cell-range-address="Hoja1.F6:Hoja1.F27" chart:label-cell-address="Hoja1.F5:Hoja1.F5" chart:class="chart:line">
            <chart:data-point chart:repeated="2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C</text:p>
                <draw:g>
                  <svg:desc>Hoja1.C5:Hoja1.C5</svg:desc>
                </draw:g>
              </table:table-cell>
              <table:table-cell office:value-type="string">
                <text:p>CP</text:p>
                <draw:g>
                  <svg:desc>Hoja1.D5:Hoja1.D5</svg:desc>
                </draw:g>
              </table:table-cell>
              <table:table-cell office:value-type="string">
                <text:p>LC</text:p>
                <draw:g>
                  <svg:desc>Hoja1.E5:Hoja1.E5</svg:desc>
                </draw:g>
              </table:table-cell>
              <table:table-cell office:value-type="string">
                <text:p>LCB</text:p>
                <draw:g>
                  <svg:desc>Hoja1.F5:Hoja1.F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JM</text:p>
                <draw:g>
                  <svg:desc>Hoja1.B6:Hoja1.B27</svg:desc>
                </draw:g>
              </table:table-cell>
              <table:table-cell office:value-type="float" office:value="47.9843661478324">
                <text:p>47.9843661478324</text:p>
                <draw:g>
                  <svg:desc>Hoja1.C6:Hoja1.C27</svg:desc>
                </draw:g>
              </table:table-cell>
              <table:table-cell office:value-type="float" office:value="42.8304113759032">
                <text:p>42.8304113759032</text:p>
                <draw:g>
                  <svg:desc>Hoja1.D6:Hoja1.D27</svg:desc>
                </draw:g>
              </table:table-cell>
              <table:table-cell office:value-type="float" office:value="34.6178580730995">
                <text:p>34.6178580730995</text:p>
                <draw:g>
                  <svg:desc>Hoja1.E6:Hoja1.E27</svg:desc>
                </draw:g>
              </table:table-cell>
              <table:table-cell office:value-type="float" office:value="32.9269146101307">
                <text:p>32.9269146101307</text:p>
                <draw:g>
                  <svg:desc>Hoja1.F6:Hoja1.F27</svg:desc>
                </draw:g>
              </table:table-cell>
            </table:table-row>
            <table:table-row>
              <table:table-cell office:value-type="string">
                <text:p>MGH</text:p>
              </table:table-cell>
              <table:table-cell office:value-type="float" office:value="79.1064487496615">
                <text:p>79.1064487496615</text:p>
              </table:table-cell>
              <table:table-cell office:value-type="float" office:value="73.9392674587829">
                <text:p>73.9392674587829</text:p>
              </table:table-cell>
              <table:table-cell office:value-type="float" office:value="127.306409883937">
                <text:p>127.306409883937</text:p>
              </table:table-cell>
              <table:table-cell office:value-type="float" office:value="86.8147773276846">
                <text:p>86.8147773276846</text:p>
              </table:table-cell>
            </table:table-row>
            <table:table-row>
              <table:table-cell office:value-type="string">
                <text:p>CCA</text:p>
              </table:table-cell>
              <table:table-cell office:value-type="float" office:value="70.061500119317">
                <text:p>70.061500119317</text:p>
              </table:table-cell>
              <table:table-cell office:value-type="float" office:value="68.1511422954936">
                <text:p>68.1511422954936</text:p>
              </table:table-cell>
              <table:table-cell office:value-type="float" office:value="84.4717493230548">
                <text:p>84.4717493230548</text:p>
              </table:table-cell>
              <table:table-cell office:value-type="float" office:value="80.9668419222912">
                <text:p>80.9668419222912</text:p>
              </table:table-cell>
            </table:table-row>
            <table:table-row>
              <table:table-cell office:value-type="string">
                <text:p>SFE</text:p>
              </table:table-cell>
              <table:table-cell office:value-type="float" office:value="42.4674356206261">
                <text:p>42.4674356206261</text:p>
              </table:table-cell>
              <table:table-cell office:value-type="float" office:value="46.7817223104012">
                <text:p>46.7817223104012</text:p>
              </table:table-cell>
              <table:table-cell office:value-type="float" office:value="51.3296132608783">
                <text:p>51.3296132608783</text:p>
              </table:table-cell>
              <table:table-cell office:value-type="float" office:value="44.807525192686">
                <text:p>44.807525192686</text:p>
              </table:table-cell>
            </table:table-row>
            <table:table-row>
              <table:table-cell office:value-type="string">
                <text:p>UAX</text:p>
              </table:table-cell>
              <table:table-cell office:value-type="float" office:value="70.2710696060782">
                <text:p>70.2710696060782</text:p>
              </table:table-cell>
              <table:table-cell office:value-type="float" office:value="77.4803102928562">
                <text:p>77.4803102928562</text:p>
              </table:table-cell>
              <table:table-cell office:value-type="float" office:value="71.3116790209055">
                <text:p>71.3116790209055</text:p>
              </table:table-cell>
              <table:table-cell office:value-type="float" office:value="96.9331243680418">
                <text:p>96.9331243680418</text:p>
              </table:table-cell>
            </table:table-row>
            <table:table-row>
              <table:table-cell office:value-type="string">
                <text:p>CUA</text:p>
              </table:table-cell>
              <table:table-cell office:value-type="float" office:value="17.4268052608579">
                <text:p>17.4268052608579</text:p>
              </table:table-cell>
              <table:table-cell office:value-type="float" office:value="20.3578528024962">
                <text:p>20.3578528024962</text:p>
              </table:table-cell>
              <table:table-cell office:value-type="float" office:value="15.7174491264494">
                <text:p>15.7174491264494</text:p>
              </table:table-cell>
              <table:table-cell office:value-type="float" office:value="13.1299358549059">
                <text:p>13.1299358549059</text:p>
              </table:table-cell>
            </table:table-row>
            <table:table-row>
              <table:table-cell office:value-type="string">
                <text:p>NEZ</text:p>
              </table:table-cell>
              <table:table-cell office:value-type="float" office:value="60.7661531668416">
                <text:p>60.7661531668416</text:p>
              </table:table-cell>
              <table:table-cell office:value-type="float" office:value="75.5753003572889">
                <text:p>75.5753003572889</text:p>
              </table:table-cell>
              <table:table-cell office:value-type="float" office:value="86.8157864559233">
                <text:p>86.8157864559233</text:p>
              </table:table-cell>
              <table:table-cell office:value-type="float" office:value="66.9493639635687">
                <text:p>66.9493639635687</text:p>
              </table:table-cell>
            </table:table-row>
            <table:table-row>
              <table:table-cell office:value-type="string">
                <text:p>CAM</text:p>
              </table:table-cell>
              <table:table-cell office:value-type="float" office:value="117.622522819674">
                <text:p>117.622522819674</text:p>
              </table:table-cell>
              <table:table-cell office:value-type="float" office:value="75.6910243989386">
                <text:p>75.6910243989386</text:p>
              </table:table-cell>
              <table:table-cell office:value-type="float" office:value="101.318404072389">
                <text:p>101.318404072389</text:p>
              </table:table-cell>
              <table:table-cell office:value-type="float" office:value="107.700502442858">
                <text:p>107.700502442858</text:p>
              </table:table-cell>
            </table:table-row>
            <table:table-row>
              <table:table-cell office:value-type="string">
                <text:p>LPR</text:p>
              </table:table-cell>
              <table:table-cell office:value-type="float" office:value="21.0962453689405">
                <text:p>21.0962453689405</text:p>
              </table:table-cell>
              <table:table-cell office:value-type="float" office:value="23.6147239912935">
                <text:p>23.6147239912935</text:p>
              </table:table-cell>
              <table:table-cell office:value-type="float" office:value="24.556461787649">
                <text:p>24.556461787649</text:p>
              </table:table-cell>
              <table:table-cell office:value-type="float" office:value="21.7011895348614">
                <text:p>21.7011895348614</text:p>
              </table:table-cell>
            </table:table-row>
            <table:table-row>
              <table:table-cell office:value-type="string">
                <text:p>SJA</text:p>
              </table:table-cell>
              <table:table-cell office:value-type="float" office:value="95.2658576601017">
                <text:p>95.2658576601017</text:p>
              </table:table-cell>
              <table:table-cell office:value-type="float" office:value="75.2944995372515">
                <text:p>75.2944995372515</text:p>
              </table:table-cell>
              <table:table-cell office:value-type="float" office:value="104.011150102836">
                <text:p>104.011150102836</text:p>
              </table:table-cell>
              <table:table-cell office:value-type="float" office:value="99.3533613529701">
                <text:p>99.3533613529701</text:p>
              </table:table-cell>
            </table:table-row>
            <table:table-row>
              <table:table-cell office:value-type="string">
                <text:p>IZT</text:p>
              </table:table-cell>
              <table:table-cell office:value-type="float" office:value="88.5952538749696">
                <text:p>88.5952538749696</text:p>
              </table:table-cell>
              <table:table-cell office:value-type="float" office:value="94.2395460060029">
                <text:p>94.2395460060029</text:p>
              </table:table-cell>
              <table:table-cell office:value-type="float" office:value="79.2159178958358">
                <text:p>79.2159178958358</text:p>
              </table:table-cell>
              <table:table-cell office:value-type="float" office:value="83.9266736326696">
                <text:p>83.9266736326696</text:p>
              </table:table-cell>
            </table:table-row>
            <table:table-row>
              <table:table-cell office:value-type="string">
                <text:p>SAG</text:p>
              </table:table-cell>
              <table:table-cell office:value-type="float" office:value="90.6104360152088">
                <text:p>90.6104360152088</text:p>
              </table:table-cell>
              <table:table-cell office:value-type="float" office:value="76.0704092976878">
                <text:p>76.0704092976878</text:p>
              </table:table-cell>
              <table:table-cell office:value-type="float" office:value="88.2426681191324">
                <text:p>88.2426681191324</text:p>
              </table:table-cell>
              <table:table-cell office:value-type="float" office:value="76.1518997310658">
                <text:p>76.1518997310658</text:p>
              </table:table-cell>
            </table:table-row>
            <table:table-row>
              <table:table-cell office:value-type="string">
                <text:p>TAH</text:p>
              </table:table-cell>
              <table:table-cell office:value-type="float" office:value="56.6214629742232">
                <text:p>56.6214629742232</text:p>
              </table:table-cell>
              <table:table-cell office:value-type="float" office:value="54.1981683570198">
                <text:p>54.1981683570198</text:p>
              </table:table-cell>
              <table:table-cell office:value-type="float" office:value="63.927442068247">
                <text:p>63.927442068247</text:p>
              </table:table-cell>
              <table:table-cell office:value-type="float" office:value="55.917679572484">
                <text:p>55.917679572484</text:p>
              </table:table-cell>
            </table:table-row>
            <table:table-row>
              <table:table-cell office:value-type="string">
                <text:p>ATI</text:p>
              </table:table-cell>
              <table:table-cell office:value-type="float" office:value="16.9689773552899">
                <text:p>16.9689773552899</text:p>
              </table:table-cell>
              <table:table-cell office:value-type="float" office:value="26.8560256629245">
                <text:p>26.8560256629245</text:p>
              </table:table-cell>
              <table:table-cell office:value-type="float" office:value="18.9787091340759">
                <text:p>18.9787091340759</text:p>
              </table:table-cell>
              <table:table-cell office:value-type="float" office:value="22.6704700258317">
                <text:p>22.6704700258317</text:p>
              </table:table-cell>
            </table:table-row>
            <table:table-row>
              <table:table-cell office:value-type="string">
                <text:p>FAC</text:p>
              </table:table-cell>
              <table:table-cell office:value-type="float" office:value="52.7076431689889">
                <text:p>52.7076431689889</text:p>
              </table:table-cell>
              <table:table-cell office:value-type="float" office:value="60.3644198915573">
                <text:p>60.3644198915573</text:p>
              </table:table-cell>
              <table:table-cell office:value-type="float" office:value="65.5716592000186">
                <text:p>65.5716592000186</text:p>
              </table:table-cell>
              <table:table-cell office:value-type="float" office:value="60.3811104081388">
                <text:p>60.3811104081388</text:p>
              </table:table-cell>
            </table:table-row>
            <table:table-row>
              <table:table-cell office:value-type="string">
                <text:p>UIZ</text:p>
              </table:table-cell>
              <table:table-cell office:value-type="float" office:value="16.5105143860265">
                <text:p>16.5105143860265</text:p>
              </table:table-cell>
              <table:table-cell office:value-type="float" office:value="24.8455823009529">
                <text:p>24.8455823009529</text:p>
              </table:table-cell>
              <table:table-cell office:value-type="float" office:value="15.8676139209535">
                <text:p>15.8676139209535</text:p>
              </table:table-cell>
              <table:table-cell office:value-type="float" office:value="20.5421221399919">
                <text:p>20.5421221399919</text:p>
              </table:table-cell>
            </table:table-row>
            <table:table-row>
              <table:table-cell office:value-type="string">
                <text:p>MER</text:p>
              </table:table-cell>
              <table:table-cell office:value-type="float" office:value="26.1390714783873">
                <text:p>26.1390714783873</text:p>
              </table:table-cell>
              <table:table-cell office:value-type="float" office:value="39.1072063786445">
                <text:p>39.1072063786445</text:p>
              </table:table-cell>
              <table:table-cell office:value-type="float" office:value="18.6098891428586">
                <text:p>18.6098891428586</text:p>
              </table:table-cell>
              <table:table-cell office:value-type="float" office:value="27.9284562121408">
                <text:p>27.9284562121408</text:p>
              </table:table-cell>
            </table:table-row>
            <table:table-row>
              <table:table-cell office:value-type="string">
                <text:p>PED</text:p>
              </table:table-cell>
              <table:table-cell office:value-type="float" office:value="14.3262523709345">
                <text:p>14.3262523709345</text:p>
              </table:table-cell>
              <table:table-cell office:value-type="float" office:value="22.6696499506822">
                <text:p>22.6696499506822</text:p>
              </table:table-cell>
              <table:table-cell office:value-type="float" office:value="21.9586599136484">
                <text:p>21.9586599136484</text:p>
              </table:table-cell>
              <table:table-cell office:value-type="float" office:value="15.292380502784">
                <text:p>15.292380502784</text:p>
              </table:table-cell>
            </table:table-row>
            <table:table-row>
              <table:table-cell office:value-type="string">
                <text:p>TLA</text:p>
              </table:table-cell>
              <table:table-cell office:value-type="float" office:value="17.9593468660134">
                <text:p>17.9593468660134</text:p>
              </table:table-cell>
              <table:table-cell office:value-type="float" office:value="22.0766504778028">
                <text:p>22.0766504778028</text:p>
              </table:table-cell>
              <table:table-cell office:value-type="float" office:value="19.6645299222884">
                <text:p>19.6645299222884</text:p>
              </table:table-cell>
              <table:table-cell office:value-type="float" office:value="21.8883972310436">
                <text:p>21.8883972310436</text:p>
              </table:table-cell>
            </table:table-row>
            <table:table-row>
              <table:table-cell office:value-type="string">
                <text:p>XAL</text:p>
              </table:table-cell>
              <table:table-cell office:value-type="float" office:value="20.8757267797211">
                <text:p>20.8757267797211</text:p>
              </table:table-cell>
              <table:table-cell office:value-type="float" office:value="25.840056736808">
                <text:p>25.840056736808</text:p>
              </table:table-cell>
              <table:table-cell office:value-type="float" office:value="26.9847729673944">
                <text:p>26.9847729673944</text:p>
              </table:table-cell>
              <table:table-cell office:value-type="float" office:value="15.4670877997868">
                <text:p>15.4670877997868</text:p>
              </table:table-cell>
            </table:table-row>
            <table:table-row>
              <table:table-cell office:value-type="string">
                <text:p>CHO</text:p>
              </table:table-cell>
              <table:table-cell office:value-type="float" office:value="76.4260874525687">
                <text:p>76.4260874525687</text:p>
              </table:table-cell>
              <table:table-cell office:value-type="float" office:value="62.2587165687438">
                <text:p>62.2587165687438</text:p>
              </table:table-cell>
              <table:table-cell office:value-type="float" office:value="74.0266524738602">
                <text:p>74.0266524738602</text:p>
              </table:table-cell>
              <table:table-cell office:value-type="float" office:value="58.2208251093166">
                <text:p>58.2208251093166</text:p>
              </table:table-cell>
            </table:table-row>
            <table:table-row>
              <table:table-cell office:value-type="string">
                <text:p>BJU</text:p>
              </table:table-cell>
              <table:table-cell office:value-type="float" office:value="29.3697575006277">
                <text:p>29.3697575006277</text:p>
              </table:table-cell>
              <table:table-cell office:value-type="float" office:value="29.6096935327228">
                <text:p>29.6096935327228</text:p>
              </table:table-cell>
              <table:table-cell office:value-type="float" office:value="29.4836115908297">
                <text:p>29.4836115908297</text:p>
              </table:table-cell>
              <table:table-cell office:value-type="float" office:value="25.6093973910858">
                <text:p>25.609397391085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style:rotation-angle="5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627cm" svg:height="11.04cm" xlink:href=".." xlink:type="simple" chart:class="chart:line" chart:style-name="ch1">
        <chart:title svg:x="9.015cm" svg:y="0.356cm" chart:style-name="ch2">
          <text:p>uTheils</text:p>
        </chart:title>
        <chart:legend chart:legend-position="end" svg:x="17.622cm" svg:y="4.686cm" style:legend-expansion="high" chart:style-name="ch3"/>
        <chart:plot-area chart:style-name="ch4" table:cell-range-address="Hoja1.B33:Hoja1.F55" chart:data-source-has-labels="both" svg:x="0.392cm" svg:y="1.249cm" svg:width="16.838cm" svg:height="9.571cm">
          <chartooo:coordinate-region svg:x="1.304cm" svg:y="1.395cm" svg:width="15.814cm" svg:height="8.38cm"/>
          <chart:axis chart:dimension="x" chart:name="primary-x" chart:style-name="ch5" chartooo:axis-type="auto">
            <chartooo:date-scale/>
            <chart:categories table:cell-range-address="Hoja1.B34:Hoja1.B5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Hoja1.C34:Hoja1.C55" chart:label-cell-address="Hoja1.C33:Hoja1.C33" chart:class="chart:line">
            <chart:data-point chart:repeated="22"/>
          </chart:series>
          <chart:series chart:style-name="ch9" chart:values-cell-range-address="Hoja1.D34:Hoja1.D55" chart:label-cell-address="Hoja1.D33:Hoja1.D33" chart:class="chart:line">
            <chart:data-point chart:repeated="22"/>
          </chart:series>
          <chart:series chart:style-name="ch10" chart:values-cell-range-address="Hoja1.E34:Hoja1.E55" chart:label-cell-address="Hoja1.E33:Hoja1.E33" chart:class="chart:line">
            <chart:data-point chart:repeated="22"/>
          </chart:series>
          <chart:series chart:style-name="ch11" chart:values-cell-range-address="Hoja1.F34:Hoja1.F55" chart:label-cell-address="Hoja1.F33:Hoja1.F33" chart:class="chart:line">
            <chart:data-point chart:repeated="2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C</text:p>
                <draw:g>
                  <svg:desc>Hoja1.C33:Hoja1.C33</svg:desc>
                </draw:g>
              </table:table-cell>
              <table:table-cell office:value-type="string">
                <text:p>CP</text:p>
                <draw:g>
                  <svg:desc>Hoja1.D33:Hoja1.D33</svg:desc>
                </draw:g>
              </table:table-cell>
              <table:table-cell office:value-type="string">
                <text:p>LC</text:p>
                <draw:g>
                  <svg:desc>Hoja1.E33:Hoja1.E33</svg:desc>
                </draw:g>
              </table:table-cell>
              <table:table-cell office:value-type="string">
                <text:p>LCB</text:p>
                <draw:g>
                  <svg:desc>Hoja1.F33:Hoja1.F3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JM</text:p>
                <draw:g>
                  <svg:desc>Hoja1.B34:Hoja1.B55</svg:desc>
                </draw:g>
              </table:table-cell>
              <table:table-cell office:value-type="float" office:value="0.198163890215553">
                <text:p>0.198163890215553</text:p>
                <draw:g>
                  <svg:desc>Hoja1.C34:Hoja1.C55</svg:desc>
                </draw:g>
              </table:table-cell>
              <table:table-cell office:value-type="float" office:value="0.22171343674953">
                <text:p>0.22171343674953</text:p>
                <draw:g>
                  <svg:desc>Hoja1.D34:Hoja1.D55</svg:desc>
                </draw:g>
              </table:table-cell>
              <table:table-cell office:value-type="float" office:value="0.178394869729595">
                <text:p>0.178394869729595</text:p>
                <draw:g>
                  <svg:desc>Hoja1.E34:Hoja1.E55</svg:desc>
                </draw:g>
              </table:table-cell>
              <table:table-cell office:value-type="float" office:value="0.15800658688518">
                <text:p>0.15800658688518</text:p>
                <draw:g>
                  <svg:desc>Hoja1.F34:Hoja1.F55</svg:desc>
                </draw:g>
              </table:table-cell>
            </table:table-row>
            <table:table-row>
              <table:table-cell office:value-type="string">
                <text:p>MGH</text:p>
              </table:table-cell>
              <table:table-cell office:value-type="float" office:value="0.268661683768489">
                <text:p>0.268661683768489</text:p>
              </table:table-cell>
              <table:table-cell office:value-type="float" office:value="0.269365908090137">
                <text:p>0.269365908090137</text:p>
              </table:table-cell>
              <table:table-cell office:value-type="float" office:value="0.289826880960505">
                <text:p>0.289826880960505</text:p>
              </table:table-cell>
              <table:table-cell office:value-type="float" office:value="0.264613162485189">
                <text:p>0.264613162485189</text:p>
              </table:table-cell>
            </table:table-row>
            <table:table-row>
              <table:table-cell office:value-type="string">
                <text:p>CCA</text:p>
              </table:table-cell>
              <table:table-cell office:value-type="float" office:value="0.234342332011989">
                <text:p>0.234342332011989</text:p>
              </table:table-cell>
              <table:table-cell office:value-type="float" office:value="0.251438704398506">
                <text:p>0.251438704398506</text:p>
              </table:table-cell>
              <table:table-cell office:value-type="float" office:value="0.238290308025241">
                <text:p>0.238290308025241</text:p>
              </table:table-cell>
              <table:table-cell office:value-type="float" office:value="0.233103475838267">
                <text:p>0.233103475838267</text:p>
              </table:table-cell>
            </table:table-row>
            <table:table-row>
              <table:table-cell office:value-type="string">
                <text:p>SFE</text:p>
              </table:table-cell>
              <table:table-cell office:value-type="float" office:value="0.225366596947124">
                <text:p>0.225366596947124</text:p>
              </table:table-cell>
              <table:table-cell office:value-type="float" office:value="0.306033237009383">
                <text:p>0.306033237009383</text:p>
              </table:table-cell>
              <table:table-cell office:value-type="float" office:value="0.247789913642625">
                <text:p>0.247789913642625</text:p>
              </table:table-cell>
              <table:table-cell office:value-type="float" office:value="0.248967371472307">
                <text:p>0.248967371472307</text:p>
              </table:table-cell>
            </table:table-row>
            <table:table-row>
              <table:table-cell office:value-type="string">
                <text:p>UAX</text:p>
              </table:table-cell>
              <table:table-cell office:value-type="float" office:value="0.206393557641639">
                <text:p>0.206393557641639</text:p>
              </table:table-cell>
              <table:table-cell office:value-type="float" office:value="0.266450108458611">
                <text:p>0.266450108458611</text:p>
              </table:table-cell>
              <table:table-cell office:value-type="float" office:value="0.206836793033226">
                <text:p>0.206836793033226</text:p>
              </table:table-cell>
              <table:table-cell office:value-type="float" office:value="0.208437837359948">
                <text:p>0.208437837359948</text:p>
              </table:table-cell>
            </table:table-row>
            <table:table-row>
              <table:table-cell office:value-type="string">
                <text:p>CUA</text:p>
              </table:table-cell>
              <table:table-cell office:value-type="float" office:value="0.0633016405146936">
                <text:p>0.0633016405146936</text:p>
              </table:table-cell>
              <table:table-cell office:value-type="float" office:value="0.0612104705203215">
                <text:p>0.0612104705203215</text:p>
              </table:table-cell>
              <table:table-cell office:value-type="float" office:value="0.0561945102485254">
                <text:p>0.0561945102485254</text:p>
              </table:table-cell>
              <table:table-cell office:value-type="float" office:value="0.0442636018069506">
                <text:p>0.0442636018069506</text:p>
              </table:table-cell>
            </table:table-row>
            <table:table-row>
              <table:table-cell office:value-type="string">
                <text:p>NEZ</text:p>
              </table:table-cell>
              <table:table-cell office:value-type="float" office:value="0.204797946204159">
                <text:p>0.204797946204159</text:p>
              </table:table-cell>
              <table:table-cell office:value-type="float" office:value="0.268588402483554">
                <text:p>0.268588402483554</text:p>
              </table:table-cell>
              <table:table-cell office:value-type="float" office:value="0.231031664209161">
                <text:p>0.231031664209161</text:p>
              </table:table-cell>
              <table:table-cell office:value-type="float" office:value="0.208257701485815">
                <text:p>0.208257701485815</text:p>
              </table:table-cell>
            </table:table-row>
            <table:table-row>
              <table:table-cell office:value-type="string">
                <text:p>CAM</text:p>
              </table:table-cell>
              <table:table-cell office:value-type="float" office:value="0.256410480679526">
                <text:p>0.256410480679526</text:p>
              </table:table-cell>
              <table:table-cell office:value-type="float" office:value="0.249656117991617">
                <text:p>0.249656117991617</text:p>
              </table:table-cell>
              <table:table-cell office:value-type="float" office:value="0.251992821808353">
                <text:p>0.251992821808353</text:p>
              </table:table-cell>
              <table:table-cell office:value-type="float" office:value="0.26313114457981">
                <text:p>0.26313114457981</text:p>
              </table:table-cell>
            </table:table-row>
            <table:table-row>
              <table:table-cell office:value-type="string">
                <text:p>LPR</text:p>
              </table:table-cell>
              <table:table-cell office:value-type="float" office:value="0.0565175089079333">
                <text:p>0.0565175089079333</text:p>
              </table:table-cell>
              <table:table-cell office:value-type="float" office:value="0.054243905793482">
                <text:p>0.054243905793482</text:p>
              </table:table-cell>
              <table:table-cell office:value-type="float" office:value="0.0591531782643284">
                <text:p>0.0591531782643284</text:p>
              </table:table-cell>
              <table:table-cell office:value-type="float" office:value="0.0592608809621616">
                <text:p>0.0592608809621616</text:p>
              </table:table-cell>
            </table:table-row>
            <table:table-row>
              <table:table-cell office:value-type="string">
                <text:p>SJA</text:p>
              </table:table-cell>
              <table:table-cell office:value-type="float" office:value="0.231393780783824">
                <text:p>0.231393780783824</text:p>
              </table:table-cell>
              <table:table-cell office:value-type="float" office:value="0.246299829837625">
                <text:p>0.246299829837625</text:p>
              </table:table-cell>
              <table:table-cell office:value-type="float" office:value="0.242631504569606">
                <text:p>0.242631504569606</text:p>
              </table:table-cell>
              <table:table-cell office:value-type="float" office:value="0.230688174741219">
                <text:p>0.230688174741219</text:p>
              </table:table-cell>
            </table:table-row>
            <table:table-row>
              <table:table-cell office:value-type="string">
                <text:p>IZT</text:p>
              </table:table-cell>
              <table:table-cell office:value-type="float" office:value="0.233004082865984">
                <text:p>0.233004082865984</text:p>
              </table:table-cell>
              <table:table-cell office:value-type="float" office:value="0.262048375823133">
                <text:p>0.262048375823133</text:p>
              </table:table-cell>
              <table:table-cell office:value-type="float" office:value="0.226524300597186">
                <text:p>0.226524300597186</text:p>
              </table:table-cell>
              <table:table-cell office:value-type="float" office:value="0.229569273161216">
                <text:p>0.229569273161216</text:p>
              </table:table-cell>
            </table:table-row>
            <table:table-row>
              <table:table-cell office:value-type="string">
                <text:p>SAG</text:p>
              </table:table-cell>
              <table:table-cell office:value-type="float" office:value="0.237699506963713">
                <text:p>0.237699506963713</text:p>
              </table:table-cell>
              <table:table-cell office:value-type="float" office:value="0.271925432053556">
                <text:p>0.271925432053556</text:p>
              </table:table-cell>
              <table:table-cell office:value-type="float" office:value="0.217402073890652">
                <text:p>0.217402073890652</text:p>
              </table:table-cell>
              <table:table-cell office:value-type="float" office:value="0.226418934276542">
                <text:p>0.226418934276542</text:p>
              </table:table-cell>
            </table:table-row>
            <table:table-row>
              <table:table-cell office:value-type="string">
                <text:p>TAH</text:p>
              </table:table-cell>
              <table:table-cell office:value-type="float" office:value="0.235797821050037">
                <text:p>0.235797821050037</text:p>
              </table:table-cell>
              <table:table-cell office:value-type="float" office:value="0.252587738071443">
                <text:p>0.252587738071443</text:p>
              </table:table-cell>
              <table:table-cell office:value-type="float" office:value="0.241405856925073">
                <text:p>0.241405856925073</text:p>
              </table:table-cell>
              <table:table-cell office:value-type="float" office:value="0.240008977275055">
                <text:p>0.240008977275055</text:p>
              </table:table-cell>
            </table:table-row>
            <table:table-row>
              <table:table-cell office:value-type="string">
                <text:p>ATI</text:p>
              </table:table-cell>
              <table:table-cell office:value-type="float" office:value="0.0542625702811614">
                <text:p>0.0542625702811614</text:p>
              </table:table-cell>
              <table:table-cell office:value-type="float" office:value="0.0842331285758871">
                <text:p>0.0842331285758871</text:p>
              </table:table-cell>
              <table:table-cell office:value-type="float" office:value="0.0621556514765256">
                <text:p>0.0621556514765256</text:p>
              </table:table-cell>
              <table:table-cell office:value-type="float" office:value="0.0910759065792234">
                <text:p>0.0910759065792234</text:p>
              </table:table-cell>
            </table:table-row>
            <table:table-row>
              <table:table-cell office:value-type="string">
                <text:p>FAC</text:p>
              </table:table-cell>
              <table:table-cell office:value-type="float" office:value="0.21438953245373">
                <text:p>0.21438953245373</text:p>
              </table:table-cell>
              <table:table-cell office:value-type="float" office:value="0.250768271883994">
                <text:p>0.250768271883994</text:p>
              </table:table-cell>
              <table:table-cell office:value-type="float" office:value="0.217988253390145">
                <text:p>0.217988253390145</text:p>
              </table:table-cell>
              <table:table-cell office:value-type="float" office:value="0.218099654203438">
                <text:p>0.218099654203438</text:p>
              </table:table-cell>
            </table:table-row>
            <table:table-row>
              <table:table-cell office:value-type="string">
                <text:p>UIZ</text:p>
              </table:table-cell>
              <table:table-cell office:value-type="float" office:value="0.0417590005943902">
                <text:p>0.0417590005943902</text:p>
              </table:table-cell>
              <table:table-cell office:value-type="float" office:value="0.0475821229382637">
                <text:p>0.0475821229382637</text:p>
              </table:table-cell>
              <table:table-cell office:value-type="float" office:value="0.0436621159709186">
                <text:p>0.0436621159709186</text:p>
              </table:table-cell>
              <table:table-cell office:value-type="float" office:value="0.0478194724916837">
                <text:p>0.0478194724916837</text:p>
              </table:table-cell>
            </table:table-row>
            <table:table-row>
              <table:table-cell office:value-type="string">
                <text:p>MER</text:p>
              </table:table-cell>
              <table:table-cell office:value-type="float" office:value="0.0635479404645369">
                <text:p>0.0635479404645369</text:p>
              </table:table-cell>
              <table:table-cell office:value-type="float" office:value="0.0838475625940211">
                <text:p>0.0838475625940211</text:p>
              </table:table-cell>
              <table:table-cell office:value-type="float" office:value="0.0492341014940103">
                <text:p>0.0492341014940103</text:p>
              </table:table-cell>
              <table:table-cell office:value-type="float" office:value="0.0659427638309437">
                <text:p>0.0659427638309437</text:p>
              </table:table-cell>
            </table:table-row>
            <table:table-row>
              <table:table-cell office:value-type="string">
                <text:p>PED</text:p>
              </table:table-cell>
              <table:table-cell office:value-type="float" office:value="0.0526429058884931">
                <text:p>0.0526429058884931</text:p>
              </table:table-cell>
              <table:table-cell office:value-type="float" office:value="0.0578519586356849">
                <text:p>0.0578519586356849</text:p>
              </table:table-cell>
              <table:table-cell office:value-type="float" office:value="0.0654001837313227">
                <text:p>0.0654001837313227</text:p>
              </table:table-cell>
              <table:table-cell office:value-type="float" office:value="0.0490617888825611">
                <text:p>0.0490617888825611</text:p>
              </table:table-cell>
            </table:table-row>
            <table:table-row>
              <table:table-cell office:value-type="string">
                <text:p>TLA</text:p>
              </table:table-cell>
              <table:table-cell office:value-type="float" office:value="0.0514780013877195">
                <text:p>0.0514780013877195</text:p>
              </table:table-cell>
              <table:table-cell office:value-type="float" office:value="0.0539661012694792">
                <text:p>0.0539661012694792</text:p>
              </table:table-cell>
              <table:table-cell office:value-type="float" office:value="0.0590495330209215">
                <text:p>0.0590495330209215</text:p>
              </table:table-cell>
              <table:table-cell office:value-type="float" office:value="0.0549152857414644">
                <text:p>0.0549152857414644</text:p>
              </table:table-cell>
            </table:table-row>
            <table:table-row>
              <table:table-cell office:value-type="string">
                <text:p>XAL</text:p>
              </table:table-cell>
              <table:table-cell office:value-type="float" office:value="0.0562995687880305">
                <text:p>0.0562995687880305</text:p>
              </table:table-cell>
              <table:table-cell office:value-type="float" office:value="0.0658914127807904">
                <text:p>0.0658914127807904</text:p>
              </table:table-cell>
              <table:table-cell office:value-type="float" office:value="0.0672398509026735">
                <text:p>0.0672398509026735</text:p>
              </table:table-cell>
              <table:table-cell office:value-type="float" office:value="0.0483444742021005">
                <text:p>0.0483444742021005</text:p>
              </table:table-cell>
            </table:table-row>
            <table:table-row>
              <table:table-cell office:value-type="string">
                <text:p>CHO</text:p>
              </table:table-cell>
              <table:table-cell office:value-type="float" office:value="0.218797736024838">
                <text:p>0.218797736024838</text:p>
              </table:table-cell>
              <table:table-cell office:value-type="float" office:value="0.233050710686325">
                <text:p>0.233050710686325</text:p>
              </table:table-cell>
              <table:table-cell office:value-type="float" office:value="0.212335496233141">
                <text:p>0.212335496233141</text:p>
              </table:table-cell>
              <table:table-cell office:value-type="float" office:value="0.205714790530384">
                <text:p>0.205714790530384</text:p>
              </table:table-cell>
            </table:table-row>
            <table:table-row>
              <table:table-cell office:value-type="string">
                <text:p>BJU</text:p>
              </table:table-cell>
              <table:table-cell office:value-type="float" office:value="0.0869424149595379">
                <text:p>0.0869424149595379</text:p>
              </table:table-cell>
              <table:table-cell office:value-type="float" office:value="0.0724895978552647">
                <text:p>0.0724895978552647</text:p>
              </table:table-cell>
              <table:table-cell office:value-type="float" office:value="0.111591403503525">
                <text:p>0.111591403503525</text:p>
              </table:table-cell>
              <table:table-cell office:value-type="float" office:value="0.090114606242399">
                <text:p>0.09011460624239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style:rotation-angle="60"/>
      <style:graphic-properties draw:stroke="none"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344cm" svg:height="12.494cm" xlink:href=".." xlink:type="simple" chart:class="chart:line" chart:style-name="ch1">
        <chart:title svg:x="8.025cm" svg:y="0.385cm" chart:style-name="ch2">
          <text:p>Indice de correlacion</text:p>
        </chart:title>
        <chart:legend chart:legend-position="end" svg:x="18.339cm" svg:y="5.413cm" style:legend-expansion="high" chart:style-name="ch3"/>
        <chart:plot-area chart:style-name="ch4" table:cell-range-address="Hoja1.B61:Hoja1.F83" chart:data-source-has-labels="both" svg:x="0.334cm" svg:y="1.363cm" svg:width="18.02cm" svg:height="10.886cm">
          <chartooo:coordinate-region svg:x="1.061cm" svg:y="1.51cm" svg:width="17.167cm" svg:height="9.656cm"/>
          <chart:axis chart:dimension="x" chart:name="primary-x" chart:style-name="ch5" chartooo:axis-type="auto">
            <chartooo:date-scale/>
            <chart:categories table:cell-range-address="Hoja1.B62:Hoja1.B83"/>
          </chart:axis>
          <chart:axis chart:dimension="x" chart:name="secondary-x" chart:style-name="ch6"/>
          <chart:axis chart:dimension="y" chart:name="primary-y" chart:style-name="ch7">
            <chart:grid chart:style-name="ch8" chart:class="major"/>
          </chart:axis>
          <chart:series chart:style-name="ch9" chart:values-cell-range-address="Hoja1.C62:Hoja1.C83" chart:label-cell-address="Hoja1.C61:Hoja1.C61" chart:class="chart:line">
            <chart:data-point chart:repeated="22"/>
          </chart:series>
          <chart:series chart:style-name="ch10" chart:values-cell-range-address="Hoja1.D62:Hoja1.D83" chart:label-cell-address="Hoja1.D61:Hoja1.D61" chart:class="chart:line">
            <chart:data-point chart:repeated="22"/>
          </chart:series>
          <chart:series chart:style-name="ch11" chart:values-cell-range-address="Hoja1.E62:Hoja1.E83" chart:label-cell-address="Hoja1.E61:Hoja1.E61" chart:class="chart:line">
            <chart:data-point chart:repeated="22"/>
          </chart:series>
          <chart:series chart:style-name="ch12" chart:values-cell-range-address="Hoja1.F62:Hoja1.F83" chart:label-cell-address="Hoja1.F61:Hoja1.F61" chart:class="chart:line">
            <chart:data-point chart:repeated="2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C</text:p>
                <draw:g>
                  <svg:desc>Hoja1.C61:Hoja1.C61</svg:desc>
                </draw:g>
              </table:table-cell>
              <table:table-cell office:value-type="string">
                <text:p>CP</text:p>
                <draw:g>
                  <svg:desc>Hoja1.D61:Hoja1.D61</svg:desc>
                </draw:g>
              </table:table-cell>
              <table:table-cell office:value-type="string">
                <text:p>LC</text:p>
                <draw:g>
                  <svg:desc>Hoja1.E61:Hoja1.E61</svg:desc>
                </draw:g>
              </table:table-cell>
              <table:table-cell office:value-type="string">
                <text:p>LCB</text:p>
                <draw:g>
                  <svg:desc>Hoja1.F61:Hoja1.F6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JM</text:p>
                <draw:g>
                  <svg:desc>Hoja1.B62:Hoja1.B83</svg:desc>
                </draw:g>
              </table:table-cell>
              <table:table-cell office:value-type="float" office:value="0.704231113608419">
                <text:p>0.704231113608419</text:p>
                <draw:g>
                  <svg:desc>Hoja1.C62:Hoja1.C83</svg:desc>
                </draw:g>
              </table:table-cell>
              <table:table-cell office:value-type="float" office:value="0.71051006342231">
                <text:p>0.71051006342231</text:p>
                <draw:g>
                  <svg:desc>Hoja1.D62:Hoja1.D83</svg:desc>
                </draw:g>
              </table:table-cell>
              <table:table-cell office:value-type="float" office:value="0.884672635642092">
                <text:p>0.884672635642092</text:p>
                <draw:g>
                  <svg:desc>Hoja1.E62:Hoja1.E83</svg:desc>
                </draw:g>
              </table:table-cell>
              <table:table-cell office:value-type="float" office:value="0.932639243249288">
                <text:p>0.932639243249288</text:p>
                <draw:g>
                  <svg:desc>Hoja1.F62:Hoja1.F83</svg:desc>
                </draw:g>
              </table:table-cell>
            </table:table-row>
            <table:table-row>
              <table:table-cell office:value-type="string">
                <text:p>MGH</text:p>
              </table:table-cell>
              <table:table-cell office:value-type="float" office:value="0.687872476181098">
                <text:p>0.687872476181098</text:p>
              </table:table-cell>
              <table:table-cell office:value-type="float" office:value="0.703490425039216">
                <text:p>0.703490425039216</text:p>
              </table:table-cell>
              <table:table-cell office:value-type="float" office:value="0.693171332692711">
                <text:p>0.693171332692711</text:p>
              </table:table-cell>
              <table:table-cell office:value-type="float" office:value="0.706905198495112">
                <text:p>0.706905198495112</text:p>
              </table:table-cell>
            </table:table-row>
            <table:table-row>
              <table:table-cell office:value-type="string">
                <text:p>CCA</text:p>
              </table:table-cell>
              <table:table-cell office:value-type="float" office:value="0.712791718526487">
                <text:p>0.712791718526487</text:p>
              </table:table-cell>
              <table:table-cell office:value-type="float" office:value="0.712426008885133">
                <text:p>0.712426008885133</text:p>
              </table:table-cell>
              <table:table-cell office:value-type="float" office:value="0.71074768273606">
                <text:p>0.71074768273606</text:p>
              </table:table-cell>
              <table:table-cell office:value-type="float" office:value="0.717241000142007">
                <text:p>0.717241000142007</text:p>
              </table:table-cell>
            </table:table-row>
            <table:table-row>
              <table:table-cell office:value-type="string">
                <text:p>SFE</text:p>
              </table:table-cell>
              <table:table-cell office:value-type="float" office:value="0.709599091573515">
                <text:p>0.709599091573515</text:p>
              </table:table-cell>
              <table:table-cell office:value-type="float" office:value="0.65112587045073">
                <text:p>0.65112587045073</text:p>
              </table:table-cell>
              <table:table-cell office:value-type="float" office:value="0.660824047058123">
                <text:p>0.660824047058123</text:p>
              </table:table-cell>
              <table:table-cell office:value-type="float" office:value="0.702610146182517">
                <text:p>0.702610146182517</text:p>
              </table:table-cell>
            </table:table-row>
            <table:table-row>
              <table:table-cell office:value-type="string">
                <text:p>UAX</text:p>
              </table:table-cell>
              <table:table-cell office:value-type="float" office:value="0.783642898961372">
                <text:p>0.783642898961372</text:p>
              </table:table-cell>
              <table:table-cell office:value-type="float" office:value="0.700920994512316">
                <text:p>0.700920994512316</text:p>
              </table:table-cell>
              <table:table-cell office:value-type="float" office:value="0.767944575487604">
                <text:p>0.767944575487604</text:p>
              </table:table-cell>
              <table:table-cell office:value-type="float" office:value="0.784048264700387">
                <text:p>0.784048264700387</text:p>
              </table:table-cell>
            </table:table-row>
            <table:table-row>
              <table:table-cell office:value-type="string">
                <text:p>CUA</text:p>
              </table:table-cell>
              <table:table-cell office:value-type="float" office:value="0.980436456385444">
                <text:p>0.980436456385444</text:p>
              </table:table-cell>
              <table:table-cell office:value-type="float" office:value="0.987825085631303">
                <text:p>0.987825085631303</text:p>
              </table:table-cell>
              <table:table-cell office:value-type="float" office:value="0.981512734749988">
                <text:p>0.981512734749988</text:p>
              </table:table-cell>
              <table:table-cell office:value-type="float" office:value="0.989187302853252">
                <text:p>0.989187302853252</text:p>
              </table:table-cell>
            </table:table-row>
            <table:table-row>
              <table:table-cell office:value-type="string">
                <text:p>NEZ</text:p>
              </table:table-cell>
              <table:table-cell office:value-type="float" office:value="0.770432768517051">
                <text:p>0.770432768517051</text:p>
              </table:table-cell>
              <table:table-cell office:value-type="float" office:value="0.657716782210729">
                <text:p>0.657716782210729</text:p>
              </table:table-cell>
              <table:table-cell office:value-type="float" office:value="0.73594363041408">
                <text:p>0.73594363041408</text:p>
              </table:table-cell>
              <table:table-cell office:value-type="float" office:value="0.770706143110086">
                <text:p>0.770706143110086</text:p>
              </table:table-cell>
            </table:table-row>
            <table:table-row>
              <table:table-cell office:value-type="string">
                <text:p>CAM</text:p>
              </table:table-cell>
              <table:table-cell office:value-type="float" office:value="0.743143108814128">
                <text:p>0.743143108814128</text:p>
              </table:table-cell>
              <table:table-cell office:value-type="float" office:value="0.748316115262795">
                <text:p>0.748316115262795</text:p>
              </table:table-cell>
              <table:table-cell office:value-type="float" office:value="0.732230244403492">
                <text:p>0.732230244403492</text:p>
              </table:table-cell>
              <table:table-cell office:value-type="float" office:value="0.716868299926816">
                <text:p>0.716868299926816</text:p>
              </table:table-cell>
            </table:table-row>
            <table:table-row>
              <table:table-cell office:value-type="string">
                <text:p>LPR</text:p>
              </table:table-cell>
              <table:table-cell office:value-type="float" office:value="0.983587882920664">
                <text:p>0.983587882920664</text:p>
              </table:table-cell>
              <table:table-cell office:value-type="float" office:value="0.988250738398144">
                <text:p>0.988250738398144</text:p>
              </table:table-cell>
              <table:table-cell office:value-type="float" office:value="0.983429868513113">
                <text:p>0.983429868513113</text:p>
              </table:table-cell>
              <table:table-cell office:value-type="float" office:value="0.984814876315036">
                <text:p>0.984814876315036</text:p>
              </table:table-cell>
            </table:table-row>
            <table:table-row>
              <table:table-cell office:value-type="string">
                <text:p>SJA</text:p>
              </table:table-cell>
              <table:table-cell office:value-type="float" office:value="0.76203601584022">
                <text:p>0.76203601584022</text:p>
              </table:table-cell>
              <table:table-cell office:value-type="float" office:value="0.748054833845504">
                <text:p>0.748054833845504</text:p>
              </table:table-cell>
              <table:table-cell office:value-type="float" office:value="0.724821175661511">
                <text:p>0.724821175661511</text:p>
              </table:table-cell>
              <table:table-cell office:value-type="float" office:value="0.756969765704553">
                <text:p>0.756969765704553</text:p>
              </table:table-cell>
            </table:table-row>
            <table:table-row>
              <table:table-cell office:value-type="string">
                <text:p>IZT</text:p>
              </table:table-cell>
              <table:table-cell office:value-type="float" office:value="0.748611185339343">
                <text:p>0.748611185339343</text:p>
              </table:table-cell>
              <table:table-cell office:value-type="float" office:value="0.755815698080432">
                <text:p>0.755815698080432</text:p>
              </table:table-cell>
              <table:table-cell office:value-type="float" office:value="0.762588537914476">
                <text:p>0.762588537914476</text:p>
              </table:table-cell>
              <table:table-cell office:value-type="float" office:value="0.762446921820719">
                <text:p>0.762446921820719</text:p>
              </table:table-cell>
            </table:table-row>
            <table:table-row>
              <table:table-cell office:value-type="string">
                <text:p>SAG</text:p>
              </table:table-cell>
              <table:table-cell office:value-type="float" office:value="0.741695392380309">
                <text:p>0.741695392380309</text:p>
              </table:table-cell>
              <table:table-cell office:value-type="float" office:value="0.66809317478608">
                <text:p>0.66809317478608</text:p>
              </table:table-cell>
              <table:table-cell office:value-type="float" office:value="0.770596683862671">
                <text:p>0.770596683862671</text:p>
              </table:table-cell>
              <table:table-cell office:value-type="float" office:value="0.757272853123973">
                <text:p>0.757272853123973</text:p>
              </table:table-cell>
            </table:table-row>
            <table:table-row>
              <table:table-cell office:value-type="string">
                <text:p>TAH</text:p>
              </table:table-cell>
              <table:table-cell office:value-type="float" office:value="0.66734149018156">
                <text:p>0.66734149018156</text:p>
              </table:table-cell>
              <table:table-cell office:value-type="float" office:value="0.637088579770841">
                <text:p>0.637088579770841</text:p>
              </table:table-cell>
              <table:table-cell office:value-type="float" office:value="0.66354083392552">
                <text:p>0.66354083392552</text:p>
              </table:table-cell>
              <table:table-cell office:value-type="float" office:value="0.644675085690751">
                <text:p>0.644675085690751</text:p>
              </table:table-cell>
            </table:table-row>
            <table:table-row>
              <table:table-cell office:value-type="string">
                <text:p>ATI</text:p>
              </table:table-cell>
              <table:table-cell office:value-type="float" office:value="0.984684851391394">
                <text:p>0.984684851391394</text:p>
              </table:table-cell>
              <table:table-cell office:value-type="float" office:value="0.97074684848232">
                <text:p>0.97074684848232</text:p>
              </table:table-cell>
              <table:table-cell office:value-type="float" office:value="0.980614511045872">
                <text:p>0.980614511045872</text:p>
              </table:table-cell>
              <table:table-cell office:value-type="float" office:value="0.967970569256719">
                <text:p>0.967970569256719</text:p>
              </table:table-cell>
            </table:table-row>
            <table:table-row>
              <table:table-cell office:value-type="string">
                <text:p>FAC</text:p>
              </table:table-cell>
              <table:table-cell office:value-type="float" office:value="0.742622022333917">
                <text:p>0.742622022333917</text:p>
              </table:table-cell>
              <table:table-cell office:value-type="float" office:value="0.718100068852094">
                <text:p>0.718100068852094</text:p>
              </table:table-cell>
              <table:table-cell office:value-type="float" office:value="0.747544121892952">
                <text:p>0.747544121892952</text:p>
              </table:table-cell>
              <table:table-cell office:value-type="float" office:value="0.7556980629209">
                <text:p>0.7556980629209</text:p>
              </table:table-cell>
            </table:table-row>
            <table:table-row>
              <table:table-cell office:value-type="string">
                <text:p>UIZ</text:p>
              </table:table-cell>
              <table:table-cell office:value-type="float" office:value="0.991913992172702">
                <text:p>0.991913992172702</text:p>
              </table:table-cell>
              <table:table-cell office:value-type="float" office:value="0.991007042397476">
                <text:p>0.991007042397476</text:p>
              </table:table-cell>
              <table:table-cell office:value-type="float" office:value="0.990695570007966">
                <text:p>0.990695570007966</text:p>
              </table:table-cell>
              <table:table-cell office:value-type="float" office:value="0.990711398225624">
                <text:p>0.990711398225624</text:p>
              </table:table-cell>
            </table:table-row>
            <table:table-row>
              <table:table-cell office:value-type="string">
                <text:p>MER</text:p>
              </table:table-cell>
              <table:table-cell office:value-type="float" office:value="0.982863864148072">
                <text:p>0.982863864148072</text:p>
              </table:table-cell>
              <table:table-cell office:value-type="float" office:value="0.973549577536526">
                <text:p>0.973549577536526</text:p>
              </table:table-cell>
              <table:table-cell office:value-type="float" office:value="0.98991090003147">
                <text:p>0.98991090003147</text:p>
              </table:table-cell>
              <table:table-cell office:value-type="float" office:value="0.980833785777808">
                <text:p>0.980833785777808</text:p>
              </table:table-cell>
            </table:table-row>
            <table:table-row>
              <table:table-cell office:value-type="string">
                <text:p>PED</text:p>
              </table:table-cell>
              <table:table-cell office:value-type="float" office:value="0.990402032366329">
                <text:p>0.990402032366329</text:p>
              </table:table-cell>
              <table:table-cell office:value-type="float" office:value="0.985154672852569">
                <text:p>0.985154672852569</text:p>
              </table:table-cell>
              <table:table-cell office:value-type="float" office:value="0.980132218897498">
                <text:p>0.980132218897498</text:p>
              </table:table-cell>
              <table:table-cell office:value-type="float" office:value="0.987933575562774">
                <text:p>0.987933575562774</text:p>
              </table:table-cell>
            </table:table-row>
            <table:table-row>
              <table:table-cell office:value-type="string">
                <text:p>TLA</text:p>
              </table:table-cell>
              <table:table-cell office:value-type="float" office:value="0.985973740660622">
                <text:p>0.985973740660622</text:p>
              </table:table-cell>
              <table:table-cell office:value-type="float" office:value="0.988534062282912">
                <text:p>0.988534062282912</text:p>
              </table:table-cell>
              <table:table-cell office:value-type="float" office:value="0.982703300548646">
                <text:p>0.982703300548646</text:p>
              </table:table-cell>
              <table:table-cell office:value-type="float" office:value="0.989000496941681">
                <text:p>0.989000496941681</text:p>
              </table:table-cell>
            </table:table-row>
            <table:table-row>
              <table:table-cell office:value-type="string">
                <text:p>XAL</text:p>
              </table:table-cell>
              <table:table-cell office:value-type="float" office:value="0.982540861000701">
                <text:p>0.982540861000701</text:p>
              </table:table-cell>
              <table:table-cell office:value-type="float" office:value="0.980972353927294">
                <text:p>0.980972353927294</text:p>
              </table:table-cell>
              <table:table-cell office:value-type="float" office:value="0.982754503125681">
                <text:p>0.982754503125681</text:p>
              </table:table-cell>
              <table:table-cell office:value-type="float" office:value="0.988806893889399">
                <text:p>0.988806893889399</text:p>
              </table:table-cell>
            </table:table-row>
            <table:table-row>
              <table:table-cell office:value-type="string">
                <text:p>CHO</text:p>
              </table:table-cell>
              <table:table-cell office:value-type="float" office:value="0.703594092681575">
                <text:p>0.703594092681575</text:p>
              </table:table-cell>
              <table:table-cell office:value-type="float" office:value="0.723224671840849">
                <text:p>0.723224671840849</text:p>
              </table:table-cell>
              <table:table-cell office:value-type="float" office:value="0.738534543415442">
                <text:p>0.738534543415442</text:p>
              </table:table-cell>
              <table:table-cell office:value-type="float" office:value="0.725494338378644">
                <text:p>0.725494338378644</text:p>
              </table:table-cell>
            </table:table-row>
            <table:table-row>
              <table:table-cell office:value-type="string">
                <text:p>BJU</text:p>
              </table:table-cell>
              <table:table-cell office:value-type="float" office:value="0.962783194771133">
                <text:p>0.962783194771133</text:p>
              </table:table-cell>
              <table:table-cell office:value-type="float" office:value="0.977713038884499">
                <text:p>0.977713038884499</text:p>
              </table:table-cell>
              <table:table-cell office:value-type="float" office:value="0.937214551153752">
                <text:p>0.937214551153752</text:p>
              </table:table-cell>
              <table:table-cell office:value-type="float" office:value="0.96581981519434">
                <text:p>0.9658198151943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style:rotation-angle="55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885cm" svg:height="11.185cm" xlink:href=".." xlink:type="simple" chart:class="chart:line" chart:style-name="ch1">
        <chart:title svg:x="7.954cm" svg:y="0.359cm" chart:style-name="ch2">
          <text:p>Index of agreement</text:p>
        </chart:title>
        <chart:legend chart:legend-position="end" svg:x="17.88cm" svg:y="4.758cm" style:legend-expansion="high" chart:style-name="ch3"/>
        <chart:plot-area chart:style-name="ch4" table:cell-range-address="Hoja1.B92:Hoja1.F114" chart:data-source-has-labels="both" svg:x="0.397cm" svg:y="1.255cm" svg:width="17.086cm" svg:height="9.707cm">
          <chartooo:coordinate-region svg:x="1.23cm" svg:y="1.367cm" svg:width="16.134cm" svg:height="9.415cm"/>
          <chart:axis chart:dimension="x" chart:name="primary-x" chart:style-name="ch5" chartooo:axis-type="auto">
            <chartooo:date-scale/>
            <chart:categories table:cell-range-address="Hoja1.B93:Hoja1.B11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Hoja1.C93:Hoja1.C114" chart:label-cell-address="Hoja1.C92:Hoja1.C92" chart:class="chart:line">
            <chart:data-point chart:repeated="22"/>
          </chart:series>
          <chart:series chart:style-name="ch9" chart:values-cell-range-address="Hoja1.D93:Hoja1.D114" chart:label-cell-address="Hoja1.D92:Hoja1.D92" chart:class="chart:line">
            <chart:data-point chart:repeated="22"/>
          </chart:series>
          <chart:series chart:style-name="ch10" chart:values-cell-range-address="Hoja1.E93:Hoja1.E114" chart:label-cell-address="Hoja1.E92:Hoja1.E92" chart:class="chart:line">
            <chart:data-point chart:repeated="22"/>
          </chart:series>
          <chart:series chart:style-name="ch11" chart:values-cell-range-address="Hoja1.F93:Hoja1.F114" chart:label-cell-address="Hoja1.F92:Hoja1.F92" chart:class="chart:line">
            <chart:data-point chart:repeated="2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C</text:p>
                <draw:g>
                  <svg:desc>Hoja1.C92:Hoja1.C92</svg:desc>
                </draw:g>
              </table:table-cell>
              <table:table-cell office:value-type="string">
                <text:p>CP</text:p>
                <draw:g>
                  <svg:desc>Hoja1.D92:Hoja1.D92</svg:desc>
                </draw:g>
              </table:table-cell>
              <table:table-cell office:value-type="string">
                <text:p>LC</text:p>
                <draw:g>
                  <svg:desc>Hoja1.E92:Hoja1.E92</svg:desc>
                </draw:g>
              </table:table-cell>
              <table:table-cell office:value-type="string">
                <text:p>LCB</text:p>
                <draw:g>
                  <svg:desc>Hoja1.F92:Hoja1.F9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JM</text:p>
                <draw:g>
                  <svg:desc>Hoja1.B93:Hoja1.B114</svg:desc>
                </draw:g>
              </table:table-cell>
              <table:table-cell office:value-type="float" office:value="0.246156288761429">
                <text:p>0.246156288761429</text:p>
                <draw:g>
                  <svg:desc>Hoja1.C93:Hoja1.C114</svg:desc>
                </draw:g>
              </table:table-cell>
              <table:table-cell office:value-type="float" office:value="0.512946953350676">
                <text:p>0.512946953350676</text:p>
                <draw:g>
                  <svg:desc>Hoja1.D93:Hoja1.D114</svg:desc>
                </draw:g>
              </table:table-cell>
              <table:table-cell office:value-type="float" office:value="0.407991546910403">
                <text:p>0.407991546910403</text:p>
                <draw:g>
                  <svg:desc>Hoja1.E93:Hoja1.E114</svg:desc>
                </draw:g>
              </table:table-cell>
              <table:table-cell office:value-type="float" office:value="0.528809001172404">
                <text:p>0.528809001172404</text:p>
                <draw:g>
                  <svg:desc>Hoja1.F93:Hoja1.F114</svg:desc>
                </draw:g>
              </table:table-cell>
            </table:table-row>
            <table:table-row>
              <table:table-cell office:value-type="string">
                <text:p>MGH</text:p>
              </table:table-cell>
              <table:table-cell office:value-type="float" office:value="0.449669196226046">
                <text:p>0.449669196226046</text:p>
              </table:table-cell>
              <table:table-cell office:value-type="float" office:value="0.479806073693212">
                <text:p>0.479806073693212</text:p>
              </table:table-cell>
              <table:table-cell office:value-type="float" office:value="0.417728415887604">
                <text:p>0.417728415887604</text:p>
              </table:table-cell>
              <table:table-cell office:value-type="float" office:value="0.492987462970673">
                <text:p>0.492987462970673</text:p>
              </table:table-cell>
            </table:table-row>
            <table:table-row>
              <table:table-cell office:value-type="string">
                <text:p>CCA</text:p>
              </table:table-cell>
              <table:table-cell office:value-type="float" office:value="0.509252884772146">
                <text:p>0.509252884772146</text:p>
              </table:table-cell>
              <table:table-cell office:value-type="float" office:value="0.488397118673208">
                <text:p>0.488397118673208</text:p>
              </table:table-cell>
              <table:table-cell office:value-type="float" office:value="0.476692799053803">
                <text:p>0.476692799053803</text:p>
              </table:table-cell>
              <table:table-cell office:value-type="float" office:value="0.503721293889975">
                <text:p>0.503721293889975</text:p>
              </table:table-cell>
            </table:table-row>
            <table:table-row>
              <table:table-cell office:value-type="string">
                <text:p>SFE</text:p>
              </table:table-cell>
              <table:table-cell office:value-type="float" office:value="0.404059542452462">
                <text:p>0.404059542452462</text:p>
              </table:table-cell>
              <table:table-cell office:value-type="float" office:value="-0.203366219166807">
                <text:p>-0.203366219166807</text:p>
              </table:table-cell>
              <table:table-cell office:value-type="float" office:value="0.265643019656785">
                <text:p>0.265643019656785</text:p>
              </table:table-cell>
              <table:table-cell office:value-type="float" office:value="0.157982444537232">
                <text:p>0.157982444537232</text:p>
              </table:table-cell>
            </table:table-row>
            <table:table-row>
              <table:table-cell office:value-type="string">
                <text:p>UAX</text:p>
              </table:table-cell>
              <table:table-cell office:value-type="float" office:value="0.607556216980504">
                <text:p>0.607556216980504</text:p>
              </table:table-cell>
              <table:table-cell office:value-type="float" office:value="0.483318015754553">
                <text:p>0.483318015754553</text:p>
              </table:table-cell>
              <table:table-cell office:value-type="float" office:value="0.559343057825981">
                <text:p>0.559343057825981</text:p>
              </table:table-cell>
              <table:table-cell office:value-type="float" office:value="0.600881379274649">
                <text:p>0.600881379274649</text:p>
              </table:table-cell>
            </table:table-row>
            <table:table-row>
              <table:table-cell office:value-type="string">
                <text:p>CUA</text:p>
              </table:table-cell>
              <table:table-cell office:value-type="float" office:value="0.950810701877255">
                <text:p>0.950810701877255</text:p>
              </table:table-cell>
              <table:table-cell office:value-type="float" office:value="0.961338892243409">
                <text:p>0.961338892243409</text:p>
              </table:table-cell>
              <table:table-cell office:value-type="float" office:value="0.960281893531246">
                <text:p>0.960281893531246</text:p>
              </table:table-cell>
              <table:table-cell office:value-type="float" office:value="0.973417509627214">
                <text:p>0.973417509627214</text:p>
              </table:table-cell>
            </table:table-row>
            <table:table-row>
              <table:table-cell office:value-type="string">
                <text:p>NEZ</text:p>
              </table:table-cell>
              <table:table-cell office:value-type="float" office:value="0.587074803900394">
                <text:p>0.587074803900394</text:p>
              </table:table-cell>
              <table:table-cell office:value-type="float" office:value="0.325308962095416">
                <text:p>0.325308962095416</text:p>
              </table:table-cell>
              <table:table-cell office:value-type="float" office:value="0.495989659000048">
                <text:p>0.495989659000048</text:p>
              </table:table-cell>
              <table:table-cell office:value-type="float" office:value="0.574575591409798">
                <text:p>0.574575591409798</text:p>
              </table:table-cell>
            </table:table-row>
            <table:table-row>
              <table:table-cell office:value-type="string">
                <text:p>CAM</text:p>
              </table:table-cell>
              <table:table-cell office:value-type="float" office:value="0.500426838116357">
                <text:p>0.500426838116357</text:p>
              </table:table-cell>
              <table:table-cell office:value-type="float" office:value="0.557440341615896">
                <text:p>0.557440341615896</text:p>
              </table:table-cell>
              <table:table-cell office:value-type="float" office:value="0.491515681091393">
                <text:p>0.491515681091393</text:p>
              </table:table-cell>
              <table:table-cell office:value-type="float" office:value="0.460452895096868">
                <text:p>0.460452895096868</text:p>
              </table:table-cell>
            </table:table-row>
            <table:table-row>
              <table:table-cell office:value-type="string">
                <text:p>LPR</text:p>
              </table:table-cell>
              <table:table-cell office:value-type="float" office:value="0.962319536181908">
                <text:p>0.962319536181908</text:p>
              </table:table-cell>
              <table:table-cell office:value-type="float" office:value="0.972360086199446">
                <text:p>0.972360086199446</text:p>
              </table:table-cell>
              <table:table-cell office:value-type="float" office:value="0.961964747837044">
                <text:p>0.961964747837044</text:p>
              </table:table-cell>
              <table:table-cell office:value-type="float" office:value="0.957847543937705">
                <text:p>0.957847543937705</text:p>
              </table:table-cell>
            </table:table-row>
            <table:table-row>
              <table:table-cell office:value-type="string">
                <text:p>SJA</text:p>
              </table:table-cell>
              <table:table-cell office:value-type="float" office:value="0.549670781812696">
                <text:p>0.549670781812696</text:p>
              </table:table-cell>
              <table:table-cell office:value-type="float" office:value="0.555721376782259">
                <text:p>0.555721376782259</text:p>
              </table:table-cell>
              <table:table-cell office:value-type="float" office:value="0.491826826133831">
                <text:p>0.491826826133831</text:p>
              </table:table-cell>
              <table:table-cell office:value-type="float" office:value="0.527859746356386">
                <text:p>0.527859746356386</text:p>
              </table:table-cell>
            </table:table-row>
            <table:table-row>
              <table:table-cell office:value-type="string">
                <text:p>IZT</text:p>
              </table:table-cell>
              <table:table-cell office:value-type="float" office:value="0.540338243015314">
                <text:p>0.540338243015314</text:p>
              </table:table-cell>
              <table:table-cell office:value-type="float" office:value="0.55419749739452">
                <text:p>0.55419749739452</text:p>
              </table:table-cell>
              <table:table-cell office:value-type="float" office:value="0.580186809813084">
                <text:p>0.580186809813084</text:p>
              </table:table-cell>
              <table:table-cell office:value-type="float" office:value="0.574378071570159">
                <text:p>0.574378071570159</text:p>
              </table:table-cell>
            </table:table-row>
            <table:table-row>
              <table:table-cell office:value-type="string">
                <text:p>SAG</text:p>
              </table:table-cell>
              <table:table-cell office:value-type="float" office:value="0.50147589021206">
                <text:p>0.50147589021206</text:p>
              </table:table-cell>
              <table:table-cell office:value-type="float" office:value="0.43273792384187">
                <text:p>0.43273792384187</text:p>
              </table:table-cell>
              <table:table-cell office:value-type="float" office:value="0.563809936437186">
                <text:p>0.563809936437186</text:p>
              </table:table-cell>
              <table:table-cell office:value-type="float" office:value="0.544996461378414">
                <text:p>0.544996461378414</text:p>
              </table:table-cell>
            </table:table-row>
            <table:table-row>
              <table:table-cell office:value-type="string">
                <text:p>TAH</text:p>
              </table:table-cell>
              <table:table-cell office:value-type="float" office:value="0.443634641766215">
                <text:p>0.443634641766215</text:p>
              </table:table-cell>
              <table:table-cell office:value-type="float" office:value="0.411947961282865">
                <text:p>0.411947961282865</text:p>
              </table:table-cell>
              <table:table-cell office:value-type="float" office:value="0.413097768812095">
                <text:p>0.413097768812095</text:p>
              </table:table-cell>
              <table:table-cell office:value-type="float" office:value="0.402571412967556">
                <text:p>0.402571412967556</text:p>
              </table:table-cell>
            </table:table-row>
            <table:table-row>
              <table:table-cell office:value-type="string">
                <text:p>ATI</text:p>
              </table:table-cell>
              <table:table-cell office:value-type="float" office:value="0.966505889892272">
                <text:p>0.966505889892272</text:p>
              </table:table-cell>
              <table:table-cell office:value-type="float" office:value="0.929717476646192">
                <text:p>0.929717476646192</text:p>
              </table:table-cell>
              <table:table-cell office:value-type="float" office:value="0.9550766888425">
                <text:p>0.9550766888425</text:p>
              </table:table-cell>
              <table:table-cell office:value-type="float" office:value="0.895534708212112">
                <text:p>0.895534708212112</text:p>
              </table:table-cell>
            </table:table-row>
            <table:table-row>
              <table:table-cell office:value-type="string">
                <text:p>FAC</text:p>
              </table:table-cell>
              <table:table-cell office:value-type="float" office:value="0.554302774542089">
                <text:p>0.554302774542089</text:p>
              </table:table-cell>
              <table:table-cell office:value-type="float" office:value="0.523891160088356">
                <text:p>0.523891160088356</text:p>
              </table:table-cell>
              <table:table-cell office:value-type="float" office:value="0.544789197047278">
                <text:p>0.544789197047278</text:p>
              </table:table-cell>
              <table:table-cell office:value-type="float" office:value="0.559131263654099">
                <text:p>0.559131263654099</text:p>
              </table:table-cell>
            </table:table-row>
            <table:table-row>
              <table:table-cell office:value-type="string">
                <text:p>UIZ</text:p>
              </table:table-cell>
              <table:table-cell office:value-type="float" office:value="0.98290941210604">
                <text:p>0.98290941210604</text:p>
              </table:table-cell>
              <table:table-cell office:value-type="float" office:value="0.98196469053382">
                <text:p>0.98196469053382</text:p>
              </table:table-cell>
              <table:table-cell office:value-type="float" office:value="0.981594698981916">
                <text:p>0.981594698981916</text:p>
              </table:table-cell>
              <table:table-cell office:value-type="float" office:value="0.978720670186236">
                <text:p>0.978720670186236</text:p>
              </table:table-cell>
            </table:table-row>
            <table:table-row>
              <table:table-cell office:value-type="string">
                <text:p>MER</text:p>
              </table:table-cell>
              <table:table-cell office:value-type="float" office:value="0.965096523934114">
                <text:p>0.965096523934114</text:p>
              </table:table-cell>
              <table:table-cell office:value-type="float" office:value="0.948799388297525">
                <text:p>0.948799388297525</text:p>
              </table:table-cell>
              <table:table-cell office:value-type="float" office:value="0.977911258252378">
                <text:p>0.977911258252378</text:p>
              </table:table-cell>
              <table:table-cell office:value-type="float" office:value="0.961376469241935">
                <text:p>0.961376469241935</text:p>
              </table:table-cell>
            </table:table-row>
            <table:table-row>
              <table:table-cell office:value-type="string">
                <text:p>PED</text:p>
              </table:table-cell>
              <table:table-cell office:value-type="float" office:value="0.968711294481923">
                <text:p>0.968711294481923</text:p>
              </table:table-cell>
              <table:table-cell office:value-type="float" office:value="0.971238070170715">
                <text:p>0.971238070170715</text:p>
              </table:table-cell>
              <table:table-cell office:value-type="float" office:value="0.956573820582788">
                <text:p>0.956573820582788</text:p>
              </table:table-cell>
              <table:table-cell office:value-type="float" office:value="0.975159231388025">
                <text:p>0.975159231388025</text:p>
              </table:table-cell>
            </table:table-row>
            <table:table-row>
              <table:table-cell office:value-type="string">
                <text:p>TLA</text:p>
              </table:table-cell>
              <table:table-cell office:value-type="float" office:value="0.972587149482758">
                <text:p>0.972587149482758</text:p>
              </table:table-cell>
              <table:table-cell office:value-type="float" office:value="0.974635160710097">
                <text:p>0.974635160710097</text:p>
              </table:table-cell>
              <table:table-cell office:value-type="float" office:value="0.962983798128453">
                <text:p>0.962983798128453</text:p>
              </table:table-cell>
              <table:table-cell office:value-type="float" office:value="0.970559096639222">
                <text:p>0.970559096639222</text:p>
              </table:table-cell>
            </table:table-row>
            <table:table-row>
              <table:table-cell office:value-type="string">
                <text:p>XAL</text:p>
              </table:table-cell>
              <table:table-cell office:value-type="float" office:value="0.964763170159084">
                <text:p>0.964763170159084</text:p>
              </table:table-cell>
              <table:table-cell office:value-type="float" office:value="0.962377859026205">
                <text:p>0.962377859026205</text:p>
              </table:table-cell>
              <table:table-cell office:value-type="float" office:value="0.953909647443172">
                <text:p>0.953909647443172</text:p>
              </table:table-cell>
              <table:table-cell office:value-type="float" office:value="0.973940489597286">
                <text:p>0.973940489597286</text:p>
              </table:table-cell>
            </table:table-row>
            <table:table-row>
              <table:table-cell office:value-type="string">
                <text:p>CHO</text:p>
              </table:table-cell>
              <table:table-cell office:value-type="float" office:value="0.445060935658901">
                <text:p>0.445060935658901</text:p>
              </table:table-cell>
              <table:table-cell office:value-type="float" office:value="0.532962986895789">
                <text:p>0.532962986895789</text:p>
              </table:table-cell>
              <table:table-cell office:value-type="float" office:value="0.526509671621957">
                <text:p>0.526509671621957</text:p>
              </table:table-cell>
              <table:table-cell office:value-type="float" office:value="0.511135526804457">
                <text:p>0.511135526804457</text:p>
              </table:table-cell>
            </table:table-row>
            <table:table-row>
              <table:table-cell office:value-type="string">
                <text:p>BJU</text:p>
              </table:table-cell>
              <table:table-cell office:value-type="float" office:value="0.927267494524062">
                <text:p>0.927267494524062</text:p>
              </table:table-cell>
              <table:table-cell office:value-type="float" office:value="0.956393809256959">
                <text:p>0.956393809256959</text:p>
              </table:table-cell>
              <table:table-cell office:value-type="float" office:value="0.876372793482165">
                <text:p>0.876372793482165</text:p>
              </table:table-cell>
              <table:table-cell office:value-type="float" office:value="0.92568864072022">
                <text:p>0.9256886407202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 draw:fill-gradient-name="Sunburst" draw:gradient-step-count="0"/>
      <style:text-properties fo:font-size="10pt" style:font-size-asian="10pt" style:font-size-complex="10pt"/>
    </style:style>
    <style:style style:name="ch5" style:family="chart">
      <style:chart-properties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 draw:opacity="0%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272cm" svg:height="12.098cm" xlink:href=".." xlink:type="simple" chart:class="chart:bar" chart:style-name="ch1">
        <chart:title svg:x="9.051cm" svg:y="0.135cm" chart:style-name="ch2">
          <text:p>MAPE</text:p>
        </chart:title>
        <chart:subtitle svg:x="8.235cm" svg:y="0.685cm" chart:style-name="ch3">
          <text:p>Predicciones 2017</text:p>
        </chart:subtitle>
        <chart:legend svg:x="16.328cm" svg:y="2.331cm" style:legend-expansion="custom" chartooo:width="2.407cm" chartooo:height="0.521cm" style:legend-expansion-aspect-ratio="4.61996161228407" chart:style-name="ch4"/>
        <chart:plot-area chart:style-name="ch5" table:cell-range-address="Hoja1.B28:Hoja1.G29" chart:data-source-has-labels="both" svg:x="0.88cm" svg:y="1.219cm" svg:width="17.97cm" svg:height="10.294cm">
          <chartooo:coordinate-region svg:x="1.501cm" svg:y="1.365cm" svg:width="17.349cm" svg:height="9.607cm"/>
          <chart:axis chart:dimension="x" chart:name="primary-x" chart:style-name="ch6" chartooo:axis-type="auto">
            <chartooo:date-scale/>
            <chart:title svg:x="8.9cm" svg:y="11.468cm" chart:style-name="ch7">
              <text:p>Estaciones</text:p>
            </chart:title>
            <chart:categories table:cell-range-address="Hoja1.C28:Hoja1.G28"/>
          </chart:axis>
          <chart:axis chart:dimension="y" chart:name="primary-y" chart:style-name="ch8">
            <chart:grid chart:style-name="ch9" chart:class="major"/>
            <chart:grid chart:style-name="ch10" chart:class="minor"/>
          </chart:axis>
          <chart:axis chart:dimension="y" chart:name="secondary-y" chart:style-name="ch11"/>
          <chart:series chart:attached-axis="secondary-y" chart:style-name="ch12" chart:values-cell-range-address="Hoja1.C29:Hoja1.G29" chart:label-cell-address="Hoja1.B29:Hoja1.B29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C</text:p>
                <draw:g>
                  <svg:desc>Hoja1.C28:Hoja1.G28</svg:desc>
                </draw:g>
              </table:table-cell>
              <table:table-cell office:value-type="string">
                <text:p>CP</text:p>
              </table:table-cell>
              <table:table-cell office:value-type="string">
                <text:p>LC</text:p>
              </table:table-cell>
              <table:table-cell office:value-type="string">
                <text:p>LCB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Promedio</text:p>
                <draw:g>
                  <svg:desc>Hoja1.B29:Hoja1.B29</svg:desc>
                </draw:g>
              </table:table-cell>
              <table:table-cell office:value-type="float" office:value="51.3263152155859">
                <text:p>51.3263152155859</text:p>
                <draw:g>
                  <svg:desc>Hoja1.C29:Hoja1.G29</svg:desc>
                </draw:g>
              </table:table-cell>
              <table:table-cell office:value-type="float" office:value="50.8114718173752">
                <text:p>50.8114718173752</text:p>
              </table:table-cell>
              <table:table-cell office:value-type="float" office:value="55.6358494298303">
                <text:p>55.6358494298303</text:p>
              </table:table-cell>
              <table:table-cell office:value-type="float" office:value="51.6036380148335">
                <text:p>51.603638014833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498cm" svg:height="11.527cm" xlink:href=".." xlink:type="simple" chart:class="chart:bar" chart:style-name="ch1">
        <chart:title svg:x="8.978cm" svg:y="0.366cm" chart:style-name="ch2">
          <text:p>Utheils</text:p>
        </chart:title>
        <chart:subtitle svg:x="8.043cm" svg:y="1.082cm" chart:style-name="ch3">
          <text:p>predicciones 2017</text:p>
        </chart:subtitle>
        <chart:legend svg:x="16.53cm" svg:y="2.338cm" style:legend-expansion="custom" chartooo:width="2.437cm" chartooo:height="0.629cm" style:legend-expansion-aspect-ratio="3.87440381558029" chart:style-name="ch4"/>
        <chart:plot-area chart:style-name="ch5" table:cell-range-address="Hoja1.B56:Hoja1.G57" chart:data-source-has-labels="both" svg:x="0.097cm" svg:y="1.519cm" svg:width="19.011cm" svg:height="8.863cm">
          <chartooo:coordinate-region svg:x="1.195cm" svg:y="1.665cm" svg:width="17.913cm" svg:height="8.176cm"/>
          <chart:axis chart:dimension="x" chart:name="primary-x" chart:style-name="ch6" chartooo:axis-type="auto">
            <chartooo:date-scale/>
            <chart:title svg:x="8.751cm" svg:y="10.613cm" chart:style-name="ch7">
              <text:p>Estaciones</text:p>
            </chart:title>
            <chart:categories table:cell-range-address="Hoja1.C56:Hoja1.G56"/>
          </chart:axis>
          <chart:axis chart:dimension="y" chart:name="primary-y" chart:style-name="ch8">
            <chart:grid chart:style-name="ch9" chart:class="major"/>
            <chart:grid chart:style-name="ch10" chart:class="minor"/>
          </chart:axis>
          <chart:series chart:style-name="ch11" chart:values-cell-range-address="Hoja1.C57:Hoja1.G57" chart:label-cell-address="Hoja1.B57:Hoja1.B57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C</text:p>
                <draw:g>
                  <svg:desc>Hoja1.C56:Hoja1.G56</svg:desc>
                </draw:g>
              </table:table-cell>
              <table:table-cell office:value-type="string">
                <text:p>CP</text:p>
              </table:table-cell>
              <table:table-cell office:value-type="string">
                <text:p>LC</text:p>
              </table:table-cell>
              <table:table-cell office:value-type="string">
                <text:p>LCB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Promedio</text:p>
                <draw:g>
                  <svg:desc>Hoja1.B57:Hoja1.B57</svg:desc>
                </draw:g>
              </table:table-cell>
              <table:table-cell office:value-type="float" office:value="0.158725931790777">
                <text:p>0.158725931790777</text:p>
                <draw:g>
                  <svg:desc>Hoja1.C57:Hoja1.G57</svg:desc>
                </draw:g>
              </table:table-cell>
              <table:table-cell office:value-type="float" office:value="0.1786928424773">
                <text:p>0.1786928424773</text:p>
              </table:table-cell>
              <table:table-cell office:value-type="float" office:value="0.162551421164875">
                <text:p>0.162551421164875</text:p>
              </table:table-cell>
              <table:table-cell office:value-type="float" office:value="0.158446175683357">
                <text:p>0.15844617568335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384cm" svg:height="11.466cm" xlink:href=".." xlink:type="simple" chart:class="chart:bar" chart:style-name="ch1">
        <chart:title svg:x="8.068cm" svg:y="0.212cm" chart:style-name="ch2">
          <text:p>Indice de Correlación</text:p>
        </chart:title>
        <chart:subtitle svg:x="8.585cm" svg:y="0.995cm" chart:style-name="ch3">
          <text:p>Predicciones 2017</text:p>
        </chart:subtitle>
        <chart:legend svg:x="17.658cm" svg:y="2.542cm" style:legend-expansion="custom" chartooo:width="2.203cm" chartooo:height="0.542cm" style:legend-expansion-aspect-ratio="4.06457564575646" chart:style-name="ch4"/>
        <chart:plot-area chart:style-name="ch5" table:cell-range-address="Hoja1.B84:Hoja1.G85" chart:data-source-has-labels="both" svg:x="0.407cm" svg:y="2.073cm" svg:width="19.57cm" svg:height="8.288cm">
          <chartooo:coordinate-region svg:x="1.505cm" svg:y="2.22cm" svg:width="18.472cm" svg:height="7.6cm"/>
          <chart:axis chart:dimension="x" chart:name="primary-x" chart:style-name="ch6" chartooo:axis-type="auto">
            <chartooo:date-scale/>
            <chart:title svg:x="9.341cm" svg:y="10.591cm" chart:style-name="ch7">
              <text:p>Estaciones</text:p>
            </chart:title>
            <chart:categories table:cell-range-address="Hoja1.C84:Hoja1.G84"/>
          </chart:axis>
          <chart:axis chart:dimension="y" chart:name="primary-y" chart:style-name="ch8">
            <chart:grid chart:style-name="ch9" chart:class="major"/>
            <chart:grid chart:style-name="ch10" chart:class="minor"/>
          </chart:axis>
          <chart:series chart:style-name="ch11" chart:values-cell-range-address="Hoja1.C85:Hoja1.G85" chart:label-cell-address="Hoja1.B85:Hoja1.B85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C</text:p>
                <draw:g>
                  <svg:desc>Hoja1.C84:Hoja1.G84</svg:desc>
                </draw:g>
              </table:table-cell>
              <table:table-cell office:value-type="string">
                <text:p>CP</text:p>
              </table:table-cell>
              <table:table-cell office:value-type="string">
                <text:p>LC</text:p>
              </table:table-cell>
              <table:table-cell office:value-type="string">
                <text:p>LCB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Promedio</text:p>
                <draw:g>
                  <svg:desc>Hoja1.B85:Hoja1.B85</svg:desc>
                </draw:g>
              </table:table-cell>
              <table:table-cell office:value-type="float" office:value="0.832854556852548">
                <text:p>0.832854556852548</text:p>
                <draw:g>
                  <svg:desc>Hoja1.C85:Hoja1.G85</svg:desc>
                </draw:g>
              </table:table-cell>
              <table:table-cell office:value-type="float" office:value="0.817210759425094">
                <text:p>0.817210759425094</text:p>
              </table:table-cell>
              <table:table-cell office:value-type="float" office:value="0.836460372871851">
                <text:p>0.836460372871851</text:p>
              </table:table-cell>
              <table:table-cell office:value-type="float" office:value="0.844484274430108">
                <text:p>0.84448427443010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483cm" svg:height="11.522cm" xlink:href=".." xlink:type="simple" chart:class="chart:bar" chart:style-name="ch1">
        <chart:title svg:x="8.079cm" svg:y="0.195cm" chart:style-name="ch2">
          <text:p>Indice de Correlación</text:p>
        </chart:title>
        <chart:subtitle svg:x="8.62cm" svg:y="0.869cm" chart:style-name="ch3">
          <text:p>Predicciones 2017</text:p>
        </chart:subtitle>
        <chart:legend svg:x="18.026cm" svg:y="1.964cm" style:legend-expansion="custom" chartooo:width="2cm" chartooo:height="0.492cm" style:legend-expansion-aspect-ratio="4.0650406504065" chart:style-name="ch4"/>
        <chart:plot-area chart:style-name="ch5" table:cell-range-address="Hoja1.B115:Hoja1.G116" chart:data-source-has-labels="both" svg:x="0.329cm" svg:y="1.478cm" svg:width="19.742cm" svg:height="9.476cm">
          <chartooo:coordinate-region svg:x="1.241cm" svg:y="1.624cm" svg:width="18.83cm" svg:height="8.789cm"/>
          <chart:axis chart:dimension="x" chart:name="primary-x" chart:style-name="ch6" chartooo:axis-type="auto">
            <chartooo:date-scale/>
            <chart:title svg:x="9.349cm" svg:y="11.067cm" chart:style-name="ch7">
              <text:p>Estaciones</text:p>
            </chart:title>
            <chart:categories table:cell-range-address="Hoja1.C115:Hoja1.G115"/>
          </chart:axis>
          <chart:axis chart:dimension="y" chart:name="primary-y" chart:style-name="ch8">
            <chart:grid chart:style-name="ch9" chart:class="major"/>
            <chart:grid chart:style-name="ch10" chart:class="minor"/>
          </chart:axis>
          <chart:series chart:style-name="ch11" chart:values-cell-range-address="Hoja1.C116:Hoja1.G116" chart:label-cell-address="Hoja1.B116:Hoja1.B116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C</text:p>
                <draw:g>
                  <svg:desc>Hoja1.C115:Hoja1.G115</svg:desc>
                </draw:g>
              </table:table-cell>
              <table:table-cell office:value-type="string">
                <text:p>CP</text:p>
              </table:table-cell>
              <table:table-cell office:value-type="string">
                <text:p>LC</text:p>
              </table:table-cell>
              <table:table-cell office:value-type="string">
                <text:p>LCB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Promedio</text:p>
                <draw:g>
                  <svg:desc>Hoja1.B116:Hoja1.B116</svg:desc>
                </draw:g>
              </table:table-cell>
              <table:table-cell office:value-type="float" office:value="0.681802282311638">
                <text:p>0.681802282311638</text:p>
                <draw:g>
                  <svg:desc>Hoja1.C116:Hoja1.G116</svg:desc>
                </draw:g>
              </table:table-cell>
              <table:table-cell office:value-type="float" office:value="0.650642526608463">
                <text:p>0.650642526608463</text:p>
              </table:table-cell>
              <table:table-cell office:value-type="float" office:value="0.673717897107869">
                <text:p>0.673717897107869</text:p>
              </table:table-cell>
              <table:table-cell office:value-type="float" office:value="0.684169405028756">
                <text:p>0.68416940502875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